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453in"/>
    </style:style>
    <style:style style:name="co2" style:family="table-column">
      <style:table-column-properties fo:break-before="auto" style:column-width="2.7126in"/>
    </style:style>
    <style:style style:name="co3" style:family="table-column">
      <style:table-column-properties fo:break-before="auto" style:column-width="2.6693in"/>
    </style:style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3693in"/>
    </style:style>
    <style:style style:name="co7" style:family="table-column">
      <style:table-column-properties fo:break-before="auto" style:column-width="2.5835in"/>
    </style:style>
    <style:style style:name="co8" style:family="table-column">
      <style:table-column-properties fo:break-before="auto" style:column-width="1.9083in"/>
    </style:style>
    <style:style style:name="co9" style:family="table-column">
      <style:table-column-properties fo:break-before="auto" style:column-width="2.9807in"/>
    </style:style>
    <style:style style:name="co10" style:family="table-column">
      <style:table-column-properties fo:break-before="auto" style:column-width="2.026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byssinica SIL" fo:font-size="10pt" style:font-size-asian="10pt" style:font-size-complex="10pt"/>
    </style:style>
  </office:automatic-styles>
  <office:body>
    <office:spreadsheet>
      <table:table table:name="Alex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Top/Adult/</text:p>
          </table:table-cell>
          <table:table-cell office:value-type="string">
            <text:p>Adult</text:p>
          </table:table-cell>
          <table:table-cell table:number-columns-repeated="1022"/>
        </table:table-row>
        <table:table-row table:style-name="ro1">
          <table:table-cell office:value-type="string">
            <text:p>Top/Adult/Arts</text:p>
          </table:table-cell>
          <table:table-cell office:value-type="string">
            <text:p>Adult</text:p>
          </table:table-cell>
          <table:table-cell table:number-columns-repeated="1022"/>
        </table:table-row>
        <table:table-row table:style-name="ro1">
          <table:table-cell office:value-type="string">
            <text:p>Top/Adult/Business</text:p>
          </table:table-cell>
          <table:table-cell office:value-type="string">
            <text:p>Adult</text:p>
          </table:table-cell>
          <table:table-cell table:number-columns-repeated="1022"/>
        </table:table-row>
        <table:table-row table:style-name="ro1">
          <table:table-cell office:value-type="string">
            <text:p>Top/Adult/Computers</text:p>
          </table:table-cell>
          <table:table-cell office:value-type="string">
            <text:p>Adult</text:p>
          </table:table-cell>
          <table:table-cell table:number-columns-repeated="1022"/>
        </table:table-row>
        <table:table-row table:style-name="ro1">
          <table:table-cell office:value-type="string">
            <text:p>Top/Adult/Death_and_Gore</text:p>
          </table:table-cell>
          <table:table-cell office:value-type="string">
            <text:p>Adult</text:p>
          </table:table-cell>
          <table:table-cell table:number-columns-repeated="1022"/>
        </table:table-row>
        <table:table-row table:style-name="ro1">
          <table:table-cell office:value-type="string">
            <text:p>Top/Adult/Games</text:p>
          </table:table-cell>
          <table:table-cell office:value-type="string">
            <text:p>Adult</text:p>
          </table:table-cell>
          <table:table-cell table:number-columns-repeated="1022"/>
        </table:table-row>
        <table:table-row table:style-name="ro1">
          <table:table-cell office:value-type="string">
            <text:p>Top/Adult/Image_Galleries</text:p>
          </table:table-cell>
          <table:table-cell office:value-type="string">
            <text:p>Adult</text:p>
          </table:table-cell>
          <table:table-cell table:number-columns-repeated="1022"/>
        </table:table-row>
        <table:table-row table:style-name="ro1">
          <table:table-cell office:value-type="string">
            <text:p>Top/Adult/News</text:p>
          </table:table-cell>
          <table:table-cell office:value-type="string">
            <text:p>Adult</text:p>
          </table:table-cell>
          <table:table-cell table:number-columns-repeated="1022"/>
        </table:table-row>
        <table:table-row table:style-name="ro1">
          <table:table-cell office:value-type="string">
            <text:p>Top/Adult/Recreation</text:p>
          </table:table-cell>
          <table:table-cell office:value-type="string">
            <text:p>Adult</text:p>
          </table:table-cell>
          <table:table-cell table:number-columns-repeated="1022"/>
        </table:table-row>
        <table:table-row table:style-name="ro1">
          <table:table-cell office:value-type="string">
            <text:p>Top/Adult/Regional</text:p>
          </table:table-cell>
          <table:table-cell office:value-type="string">
            <text:p>Adult</text:p>
          </table:table-cell>
          <table:table-cell table:number-columns-repeated="1022"/>
        </table:table-row>
        <table:table-row table:style-name="ro1">
          <table:table-cell office:value-type="string">
            <text:p>Top/Adult/Shopping</text:p>
          </table:table-cell>
          <table:table-cell office:value-type="string">
            <text:p>Adult</text:p>
          </table:table-cell>
          <table:table-cell table:number-columns-repeated="1022"/>
        </table:table-row>
        <table:table-row table:style-name="ro1">
          <table:table-cell office:value-type="string">
            <text:p>Top/Adult/Society</text:p>
          </table:table-cell>
          <table:table-cell office:value-type="string">
            <text:p>Adult</text:p>
          </table:table-cell>
          <table:table-cell table:number-columns-repeated="1022"/>
        </table:table-row>
        <table:table-row table:style-name="ro1">
          <table:table-cell office:value-type="string">
            <text:p>Top/Arts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Arts/Animation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Arts/Architecture</text:p>
          </table:table-cell>
          <table:table-cell office:value-type="string">
            <text:p>Arts &amp; Entertainment</text:p>
          </table:table-cell>
          <table:table-cell office:value-type="string">
            <text:p>Business &amp; Industrial</text:p>
          </table:table-cell>
          <table:table-cell table:number-columns-repeated="1021"/>
        </table:table-row>
        <table:table-row table:style-name="ro1">
          <table:table-cell office:value-type="string">
            <text:p>Top/Arts/Art_History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Arts/Awards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2">
          <table:table-cell office:value-type="string">
            <text:p>Top/Arts/Bodyart</text:p>
          </table:table-cell>
          <table:table-cell office:value-type="string">
            <text:p>Arts &amp; Entertainment</text:p>
          </table:table-cell>
          <table:table-cell office:value-type="string">
            <text:p>Beauty &amp; Personal Care</text:p>
          </table:table-cell>
          <table:table-cell table:number-columns-repeated="1021"/>
        </table:table-row>
        <table:table-row table:style-name="ro2">
          <table:table-cell office:value-type="string">
            <text:p>Top/Arts/Chats_and_Forums</text:p>
          </table:table-cell>
          <table:table-cell office:value-type="string">
            <text:p>Arts &amp; Entertainment</text:p>
          </table:table-cell>
          <table:table-cell office:value-type="string">
            <text:p>Internet &amp; Telecom</text:p>
          </table:table-cell>
          <table:table-cell table:number-columns-repeated="1021"/>
        </table:table-row>
        <table:table-row table:style-name="ro1">
          <table:table-cell office:value-type="string">
            <text:p>Top/Arts/Classical_Studies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Arts/Comics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Arts/Contests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Arts/Costumes</text:p>
          </table:table-cell>
          <table:table-cell office:value-type="string">
            <text:p>Arts &amp; Entertainment</text:p>
          </table:table-cell>
          <table:table-cell office:value-type="string">
            <text:p>Apparel</text:p>
          </table:table-cell>
          <table:table-cell office:value-type="string">
            <text:p>Hobbies &amp; Leisure</text:p>
          </table:table-cell>
          <table:table-cell table:number-columns-repeated="1020"/>
        </table:table-row>
        <table:table-row table:style-name="ro1">
          <table:table-cell office:value-type="string">
            <text:p>Top/Arts/Crafts</text:p>
          </table:table-cell>
          <table:table-cell office:value-type="string">
            <text:p>Arts &amp; Entertainment</text:p>
          </table:table-cell>
          <table:table-cell office:value-type="string">
            <text:p>Hobbies &amp; Leisure</text:p>
          </table:table-cell>
          <table:table-cell table:number-columns-repeated="1021"/>
        </table:table-row>
        <table:table-row table:style-name="ro1">
          <table:table-cell office:value-type="string">
            <text:p>Top/Arts/Cultures_and_Groups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Arts/Design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Arts/Digital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2">
          <table:table-cell office:value-type="string">
            <text:p>Top/Arts/Directories</text:p>
          </table:table-cell>
          <table:table-cell office:value-type="string">
            <text:p>Arts &amp; Entertainment</text:p>
          </table:table-cell>
          <table:table-cell office:value-type="string">
            <text:p>Internet &amp; Telecom</text:p>
          </table:table-cell>
          <table:table-cell table:number-columns-repeated="1021"/>
        </table:table-row>
        <table:table-row table:style-name="ro1">
          <table:table-cell office:value-type="string">
            <text:p>Top/Arts/Education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Arts/Entertainment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Arts/Events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Arts/Genres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Arts/Graphic_Design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Arts/Humanities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Arts/Illustration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Arts/Literature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2">
          <table:table-cell office:value-type="string">
            <text:p>Top/Arts/Magazines_and_E-zines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Arts/Movies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Arts/Music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Arts/News_and_Media</text:p>
          </table:table-cell>
          <table:table-cell office:value-type="string">
            <text:p>Arts &amp; Entertainment</text:p>
          </table:table-cell>
          <table:table-cell office:value-type="string">
            <text:p>News, Media &amp; Publications</text:p>
          </table:table-cell>
          <table:table-cell table:number-columns-repeated="1021"/>
        </table:table-row>
        <table:table-row table:style-name="ro2">
          <table:table-cell office:value-type="string">
            <text:p>Top/Arts/Online_Writing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Arts/Organizations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Arts/People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Arts/Performing_Arts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Arts/Periods_and_Movements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Arts/Personal_Pages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Arts/Photography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Arts/Radio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Arts/Television</text:p>
          </table:table-cell>
          <table:table-cell office:value-type="string">
            <text:p>Arts &amp; Entertainment</text:p>
          </table:table-cell>
          <table:table-cell office:value-type="string">
            <text:p>News, Media &amp; Publications</text:p>
          </table:table-cell>
          <table:table-cell table:number-columns-repeated="1021"/>
        </table:table-row>
        <table:table-row table:style-name="ro1">
          <table:table-cell office:value-type="string">
            <text:p>Top/Arts/Video</text:p>
          </table:table-cell>
          <table:table-cell office:value-type="string">
            <text:p>Arts &amp; Entertainment</text:p>
          </table:table-cell>
          <table:table-cell office:value-type="string">
            <text:p>Hobbies &amp; Leisure</text:p>
          </table:table-cell>
          <table:table-cell table:number-columns-repeated="1021"/>
        </table:table-row>
        <table:table-row table:style-name="ro1">
          <table:table-cell office:value-type="string">
            <text:p>Top/Arts/Visual_Arts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Arts/Web_Rings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2">
          <table:table-cell office:value-type="string">
            <text:p>Top/Arts/Weblogs</text:p>
          </table:table-cell>
          <table:table-cell office:value-type="string">
            <text:p>Arts &amp; Entertainment</text:p>
          </table:table-cell>
          <table:table-cell office:value-type="string">
            <text:p>Internet &amp; Telecom</text:p>
          </table:table-cell>
          <table:table-cell table:number-columns-repeated="1021"/>
        </table:table-row>
        <table:table-row table:style-name="ro1">
          <table:table-cell office:value-type="string">
            <text:p>Top/Arts/Writers_Resources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Business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1">
          <table:table-cell office:value-type="string">
            <text:p>Top/Business/Accounting</text:p>
          </table:table-cell>
          <table:table-cell office:value-type="string">
            <text:p>Finance</text:p>
          </table:table-cell>
          <table:table-cell table:number-columns-repeated="1022"/>
        </table:table-row>
        <table:table-row table:style-name="ro1">
          <table:table-cell office:value-type="string">
            <text:p>Top/Business/Aerospace_and_Defense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1">
          <table:table-cell office:value-type="string">
            <text:p>Top/Business/Agriculture_and_Forestry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1">
          <table:table-cell office:value-type="string">
            <text:p>Top/Business/Arts_and_Entertainment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Business/Associations</text:p>
          </table:table-cell>
          <table:table-cell office:value-type="string">
            <text:p>Jobs &amp; Education</text:p>
          </table:table-cell>
          <table:table-cell table:number-columns-repeated="1022"/>
        </table:table-row>
        <table:table-row table:style-name="ro1">
          <table:table-cell office:value-type="string">
            <text:p>Top/Business/Automotive</text:p>
          </table:table-cell>
          <table:table-cell office:value-type="string">
            <text:p>Vehicles</text:p>
          </table:table-cell>
          <table:table-cell table:number-columns-repeated="1022"/>
        </table:table-row>
        <table:table-row table:style-name="ro1">
          <table:table-cell office:value-type="string">
            <text:p>Top/Business/Biotechnology_and_Pharmaceuticals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>
            <text:p>Top/Business/Business_and_Society</text:p>
          </table:table-cell>
          <table:table-cell office:value-type="string">
            <text:p>Jobs &amp; Education</text:p>
          </table:table-cell>
          <table:table-cell office:value-type="string">
            <text:p>Family &amp; Community</text:p>
          </table:table-cell>
          <table:table-cell table:number-columns-repeated="1021"/>
        </table:table-row>
        <table:table-row table:style-name="ro1">
          <table:table-cell office:value-type="string">
            <text:p>Top/Business/Business_Services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1">
          <table:table-cell office:value-type="string">
            <text:p>Top/Business/Chemicals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1">
          <table:table-cell office:value-type="string">
            <text:p>Top/Business/Construction_and_Maintenance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1">
          <table:table-cell office:value-type="string">
            <text:p>Top/Business/Consumer_Goods_and_Services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1">
          <table:table-cell office:value-type="string">
            <text:p>Top/Business/Cooperatives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1">
          <table:table-cell office:value-type="string">
            <text:p>Top/Business/Customer_Service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2">
          <table:table-cell office:value-type="string">
            <text:p>Top/Business/Directories</text:p>
          </table:table-cell>
          <table:table-cell office:value-type="string">
            <text:p>Business &amp; Industrial</text:p>
          </table:table-cell>
          <table:table-cell office:value-type="string">
            <text:p>Internet &amp; Telecom</text:p>
          </table:table-cell>
          <table:table-cell table:number-columns-repeated="1021"/>
        </table:table-row>
        <table:table-row table:style-name="ro1">
          <table:table-cell office:value-type="string">
            <text:p>Top/Business/E-Commerce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1">
          <table:table-cell office:value-type="string">
            <text:p>Top/Business/Education_and_Training</text:p>
          </table:table-cell>
          <table:table-cell office:value-type="string">
            <text:p>Jobs &amp; Education</text:p>
          </table:table-cell>
          <table:table-cell table:number-columns-repeated="1022"/>
        </table:table-row>
        <table:table-row table:style-name="ro1">
          <table:table-cell office:value-type="string">
            <text:p>Top/Business/Electronics_and_Electrical</text:p>
          </table:table-cell>
          <table:table-cell office:value-type="string">
            <text:p>Business &amp; Industrial</text:p>
          </table:table-cell>
          <table:table-cell office:value-type="string">
            <text:p>Computers &amp; Consumer Electronics</text:p>
          </table:table-cell>
          <table:table-cell table:number-columns-repeated="1021"/>
        </table:table-row>
        <table:table-row table:style-name="ro1">
          <table:table-cell office:value-type="string">
            <text:p>Top/Business/Employment</text:p>
          </table:table-cell>
          <table:table-cell office:value-type="string">
            <text:p>Jobs &amp; Education</text:p>
          </table:table-cell>
          <table:table-cell table:number-columns-repeated="1022"/>
        </table:table-row>
        <table:table-row table:style-name="ro1">
          <table:table-cell office:value-type="string">
            <text:p>Top/Business/Energy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1">
          <table:table-cell office:value-type="string">
            <text:p>Top/Business/Environment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1">
          <table:table-cell office:value-type="string">
            <text:p>Top/Business/Financial_Services</text:p>
          </table:table-cell>
          <table:table-cell office:value-type="string">
            <text:p>Finance</text:p>
          </table:table-cell>
          <table:table-cell table:number-columns-repeated="1022"/>
        </table:table-row>
        <table:table-row table:style-name="ro1">
          <table:table-cell office:value-type="string">
            <text:p>Top/Business/Food_and_Related_Products</text:p>
          </table:table-cell>
          <table:table-cell office:value-type="string">
            <text:p>Business &amp; Industrial</text:p>
          </table:table-cell>
          <table:table-cell office:value-type="string">
            <text:p>Food &amp; Groceries</text:p>
          </table:table-cell>
          <table:table-cell table:number-columns-repeated="1021"/>
        </table:table-row>
        <table:table-row table:style-name="ro2">
          <table:table-cell office:value-type="string">
            <text:p>Top/Business/Healthcare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>
            <text:p>Top/Business/Hospitality</text:p>
          </table:table-cell>
          <table:table-cell office:value-type="string">
            <text:p>Business &amp; Industrial</text:p>
          </table:table-cell>
          <table:table-cell office:value-type="string">
            <text:p>Dining &amp; Nightlife</text:p>
          </table:table-cell>
          <table:table-cell office:value-type="string">
            <text:p>Travel &amp; Tourism</text:p>
          </table:table-cell>
          <table:table-cell table:number-columns-repeated="1020"/>
        </table:table-row>
        <table:table-row table:style-name="ro1">
          <table:table-cell office:value-type="string">
            <text:p>Top/Business/Human_Resources</text:p>
          </table:table-cell>
          <table:table-cell office:value-type="string">
            <text:p>Business &amp; Industrial</text:p>
          </table:table-cell>
          <table:table-cell office:value-type="string">
            <text:p>Jobs &amp; Education</text:p>
          </table:table-cell>
          <table:table-cell table:number-columns-repeated="1021"/>
        </table:table-row>
        <table:table-row table:style-name="ro1">
          <table:table-cell office:value-type="string">
            <text:p>Top/Business/Industrial_Goods_and_Services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1">
          <table:table-cell office:value-type="string">
            <text:p>Top/Business/Information_Services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1">
          <table:table-cell office:value-type="string">
            <text:p>Top/Business/Information_Technology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1">
          <table:table-cell office:value-type="string">
            <text:p>Top/Business/International_Business_and_Trade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1">
          <table:table-cell office:value-type="string">
            <text:p>Top/Business/Investing</text:p>
          </table:table-cell>
          <table:table-cell office:value-type="string">
            <text:p>Finance</text:p>
          </table:table-cell>
          <table:table-cell table:number-columns-repeated="1022"/>
        </table:table-row>
        <table:table-row table:style-name="ro1">
          <table:table-cell office:value-type="string">
            <text:p>Top/Business/Major_Companies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1">
          <table:table-cell office:value-type="string">
            <text:p>Top/Business/Management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1">
          <table:table-cell office:value-type="string">
            <text:p>Top/Business/Marketing_and_Advertising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1">
          <table:table-cell office:value-type="string">
            <text:p>Top/Business/Materials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1">
          <table:table-cell office:value-type="string">
            <text:p>Top/Business/Mining_and_Drilling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1">
          <table:table-cell office:value-type="string">
            <text:p>Top/Business/News_and_Media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Business/Opportunities</text:p>
          </table:table-cell>
          <table:table-cell office:value-type="string">
            <text:p>Jobs &amp; Education</text:p>
          </table:table-cell>
          <table:table-cell table:number-columns-repeated="1022"/>
        </table:table-row>
        <table:table-row table:style-name="ro1">
          <table:table-cell office:value-type="string">
            <text:p>Top/Business/Publishing_and_Printing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1">
          <table:table-cell office:value-type="string">
            <text:p>Top/Business/Real_Estate</text:p>
          </table:table-cell>
          <table:table-cell office:value-type="string">
            <text:p>Real Estate</text:p>
          </table:table-cell>
          <table:table-cell table:number-columns-repeated="1022"/>
        </table:table-row>
        <table:table-row table:style-name="ro1">
          <table:table-cell office:value-type="string">
            <text:p>Top/Business/Resources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1">
          <table:table-cell office:value-type="string">
            <text:p>Top/Business/Retail_Trade</text:p>
          </table:table-cell>
          <table:table-cell office:value-type="string">
            <text:p>Business &amp; Industrial</text:p>
          </table:table-cell>
          <table:table-cell office:value-type="string">
            <text:p>Retailers &amp; General Merchandise</text:p>
          </table:table-cell>
          <table:table-cell table:number-columns-repeated="1021"/>
        </table:table-row>
        <table:table-row table:style-name="ro1">
          <table:table-cell office:value-type="string">
            <text:p>Top/Business/Small_Business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2">
          <table:table-cell office:value-type="string">
            <text:p>Top/Business/Telecommunications</text:p>
          </table:table-cell>
          <table:table-cell office:value-type="string">
            <text:p>Internet &amp; Telecom</text:p>
          </table:table-cell>
          <table:table-cell table:number-columns-repeated="1022"/>
        </table:table-row>
        <table:table-row table:style-name="ro2">
          <table:table-cell office:value-type="string">
            <text:p>Top/Business/Textiles_and_Nonwovens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1">
          <table:table-cell office:value-type="string">
            <text:p>Top/Business/Transportation_and_Logistics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1">
          <table:table-cell office:value-type="string">
            <text:p>Top/Business/Wholesale_Trade</text:p>
          </table:table-cell>
          <table:table-cell office:value-type="string">
            <text:p>Retailers &amp; General Merchandise</text:p>
          </table:table-cell>
          <table:table-cell table:number-columns-repeated="1022"/>
        </table:table-row>
        <table:table-row table:style-name="ro2">
          <table:table-cell office:value-type="string">
            <text:p>Top/Computers</text:p>
          </table:table-cell>
          <table:table-cell office:value-type="string">
            <text:p>Computers &amp; Consumer Electronics</text:p>
          </table:table-cell>
          <table:table-cell office:value-type="string">
            <text:p>Internet &amp; Telecom</text:p>
          </table:table-cell>
          <table:table-cell table:number-columns-repeated="1021"/>
        </table:table-row>
        <table:table-row table:style-name="ro1">
          <table:table-cell office:value-type="string">
            <text:p>Top/Computers/Algorithms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1">
          <table:table-cell office:value-type="string">
            <text:p>Top/Computers/Artificial_Intelligence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1">
          <table:table-cell office:value-type="string">
            <text:p>Top/Computers/Artificial_Life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2">
          <table:table-cell office:value-type="string">
            <text:p>Top/Computers/Bulletin_Board_Systems</text:p>
          </table:table-cell>
          <table:table-cell office:value-type="string">
            <text:p>Computers &amp; Consumer Electronics</text:p>
          </table:table-cell>
          <table:table-cell office:value-type="string">
            <text:p>Internet &amp; Telecom</text:p>
          </table:table-cell>
          <table:table-cell table:number-columns-repeated="1021"/>
        </table:table-row>
        <table:table-row table:style-name="ro1">
          <table:table-cell office:value-type="string">
            <text:p>Top/Computers/CAD_and_CAM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1">
          <table:table-cell office:value-type="string">
            <text:p>Top/Computers/Chats_and_Forums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2">
          <table:table-cell office:value-type="string">
            <text:p>Top/Computers/Companies</text:p>
          </table:table-cell>
          <table:table-cell office:value-type="string">
            <text:p>Computers &amp; Consumer Electronics</text:p>
          </table:table-cell>
          <table:table-cell office:value-type="string">
            <text:p>Internet &amp; Telecom</text:p>
          </table:table-cell>
          <table:table-cell table:number-columns-repeated="1021"/>
        </table:table-row>
        <table:table-row table:style-name="ro1">
          <table:table-cell office:value-type="string">
            <text:p>Top/Computers/Computer_Science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1">
          <table:table-cell office:value-type="string">
            <text:p>Top/Computers/Conferences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1">
          <table:table-cell office:value-type="string">
            <text:p>Top/Computers/Consultants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1">
          <table:table-cell office:value-type="string">
            <text:p>Top/Computers/Data_Communications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1">
          <table:table-cell office:value-type="string">
            <text:p>Top/Computers/Data_Formats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1">
          <table:table-cell office:value-type="string">
            <text:p>Top/Computers/Desktop_Publishing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2">
          <table:table-cell office:value-type="string">
            <text:p>Top/Computers/Directories</text:p>
          </table:table-cell>
          <table:table-cell office:value-type="string">
            <text:p>Computers &amp; Consumer Electronics</text:p>
          </table:table-cell>
          <table:table-cell office:value-type="string">
            <text:p>Internet &amp; Telecom</text:p>
          </table:table-cell>
          <table:table-cell table:number-columns-repeated="1021"/>
        </table:table-row>
        <table:table-row table:style-name="ro1">
          <table:table-cell office:value-type="string">
            <text:p>Top/Computers/E-Books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Computers/Education</text:p>
          </table:table-cell>
          <table:table-cell office:value-type="string">
            <text:p>Jobs &amp; Education</text:p>
          </table:table-cell>
          <table:table-cell table:number-columns-repeated="1022"/>
        </table:table-row>
        <table:table-row table:style-name="ro1">
          <table:table-cell office:value-type="string">
            <text:p>Top/Computers/Emulators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1">
          <table:table-cell office:value-type="string">
            <text:p>Top/Computers/Ethics</text:p>
          </table:table-cell>
          <table:table-cell office:value-type="string">
            <text:p>Family &amp; Community</text:p>
          </table:table-cell>
          <table:table-cell table:number-columns-repeated="1022"/>
        </table:table-row>
        <table:table-row table:style-name="ro1">
          <table:table-cell office:value-type="string">
            <text:p>Top/Computers/FAQs,_Help,_and_Tutorials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1">
          <table:table-cell office:value-type="string">
            <text:p>Top/Computers/Graphics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1">
          <table:table-cell office:value-type="string">
            <text:p>Top/Computers/Hacking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1">
          <table:table-cell office:value-type="string">
            <text:p>Top/Computers/Hardware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1">
          <table:table-cell office:value-type="string">
            <text:p>Top/Computers/History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1">
          <table:table-cell office:value-type="string">
            <text:p>Top/Computers/Home_Automation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1">
          <table:table-cell office:value-type="string">
            <text:p>Top/Computers/Human-Computer_Interaction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2">
          <table:table-cell office:value-type="string">
            <text:p>Top/Computers/Internet</text:p>
          </table:table-cell>
          <table:table-cell office:value-type="string">
            <text:p>Internet &amp; Telecom</text:p>
          </table:table-cell>
          <table:table-cell table:number-columns-repeated="1022"/>
        </table:table-row>
        <table:table-row table:style-name="ro2">
          <table:table-cell office:value-type="string">
            <text:p>Top/Computers/Intranet</text:p>
          </table:table-cell>
          <table:table-cell office:value-type="string">
            <text:p>Computers &amp; Consumer Electronics</text:p>
          </table:table-cell>
          <table:table-cell office:value-type="string">
            <text:p>Internet &amp; Telecom</text:p>
          </table:table-cell>
          <table:table-cell table:number-columns-repeated="1021"/>
        </table:table-row>
        <table:table-row table:style-name="ro1">
          <table:table-cell office:value-type="string">
            <text:p>Top/Computers/Mailing_Lists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1">
          <table:table-cell office:value-type="string">
            <text:p>Top/Computers/Mobile_Computing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1">
          <table:table-cell office:value-type="string">
            <text:p>Top/Computers/Multimedia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1">
          <table:table-cell office:value-type="string">
            <text:p>Top/Computers/News_and_Media</text:p>
          </table:table-cell>
          <table:table-cell office:value-type="string">
            <text:p>Computers &amp; Consumer Electronics</text:p>
          </table:table-cell>
          <table:table-cell office:value-type="string">
            <text:p>News, Media &amp; Publications</text:p>
          </table:table-cell>
          <table:table-cell table:number-columns-repeated="1021"/>
        </table:table-row>
        <table:table-row table:style-name="ro1">
          <table:table-cell office:value-type="string">
            <text:p>Top/Computers/Open_Source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1">
          <table:table-cell office:value-type="string">
            <text:p>Top/Computers/Organizations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1">
          <table:table-cell office:value-type="string">
            <text:p>Top/Computers/Parallel_Computing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1">
          <table:table-cell office:value-type="string">
            <text:p>Top/Computers/Performance_and_Capacity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1">
          <table:table-cell office:value-type="string">
            <text:p>Top/Computers/Programming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1">
          <table:table-cell office:value-type="string">
            <text:p>Top/Computers/Robotics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1">
          <table:table-cell office:value-type="string">
            <text:p>Top/Computers/Security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1">
          <table:table-cell office:value-type="string">
            <text:p>Top/Computers/Shopping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1">
          <table:table-cell office:value-type="string">
            <text:p>Top/Computers/Software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1">
          <table:table-cell office:value-type="string">
            <text:p>Top/Computers/Speech_Technology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1">
          <table:table-cell office:value-type="string">
            <text:p>Top/Computers/Supercomputing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1">
          <table:table-cell office:value-type="string">
            <text:p>Top/Computers/Systems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1">
          <table:table-cell office:value-type="string">
            <text:p>Top/Computers/Usenet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1">
          <table:table-cell office:value-type="string">
            <text:p>Top/Computers/Virtual_Reality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1">
          <table:table-cell office:value-type="string">
            <text:p>Top/Games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Games/Board_Games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Games/Card_Games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Games/Coin-Op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Games/Conventions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Games/Developers_and_Publishers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Games/Dice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Games/Gambling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Games/Game_Studies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Games/Hand-Eye_Coordination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Games/Hand_Games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Games/History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Games/Miniatures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2">
          <table:table-cell office:value-type="string">
            <text:p>Top/Games/Online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Games/Paper_and_Pencil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Games/Party_Games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Games/Play-By-Mail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Games/Play_Groups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Games/Puzzles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Games/Resources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2">
          <table:table-cell office:value-type="string">
            <text:p>Top/Games/Roleplaying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Games/Tile_Games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Games/Trading_Card_Games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Games/Video_Games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Games/Yard,_Deck,_and_Table_Games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Health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>
            <text:p>Top/Health/Addictions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>
            <text:p>Top/Health/Aging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>
            <text:p>Top/Health/Alternative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>
            <text:p>Top/Health/Animal</text:p>
          </table:table-cell>
          <table:table-cell office:value-type="string">
            <text:p>Health</text:p>
          </table:table-cell>
          <table:table-cell office:value-type="string">
            <text:p>Hobbies &amp; Leisure</text:p>
          </table:table-cell>
          <table:table-cell table:number-columns-repeated="1021"/>
        </table:table-row>
        <table:table-row table:style-name="ro1">
          <table:table-cell office:value-type="string">
            <text:p>Top/Health/Beauty</text:p>
          </table:table-cell>
          <table:table-cell office:value-type="string">
            <text:p>Beauty &amp; Personal Care</text:p>
          </table:table-cell>
          <table:table-cell table:number-columns-repeated="1022"/>
        </table:table-row>
        <table:table-row table:style-name="ro1">
          <table:table-cell office:value-type="string">
            <text:p>Top/Health/Child_Health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>
            <text:p>Top/Health/Conditions_and_Diseases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>
            <text:p>Top/Health/Conferences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>
            <text:p>Top/Health/Dentistry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2">
          <table:table-cell office:value-type="string">
            <text:p>Top/Health/Directories</text:p>
          </table:table-cell>
          <table:table-cell office:value-type="string">
            <text:p>Health</text:p>
          </table:table-cell>
          <table:table-cell office:value-type="string">
            <text:p>Internet &amp; Telecom</text:p>
          </table:table-cell>
          <table:table-cell table:number-columns-repeated="1021"/>
        </table:table-row>
        <table:table-row table:style-name="ro1">
          <table:table-cell office:value-type="string">
            <text:p>Top/Health/Education</text:p>
          </table:table-cell>
          <table:table-cell office:value-type="string">
            <text:p>Health</text:p>
          </table:table-cell>
          <table:table-cell office:value-type="string">
            <text:p>Jobs &amp; Education</text:p>
          </table:table-cell>
          <table:table-cell table:number-columns-repeated="1021"/>
        </table:table-row>
        <table:table-row table:style-name="ro1">
          <table:table-cell office:value-type="string">
            <text:p>Top/Health/Fitness</text:p>
          </table:table-cell>
          <table:table-cell office:value-type="string">
            <text:p>Health</text:p>
          </table:table-cell>
          <table:table-cell office:value-type="string">
            <text:p>Sports &amp; Fitness</text:p>
          </table:table-cell>
          <table:table-cell table:number-columns-repeated="1021"/>
        </table:table-row>
        <table:table-row table:style-name="ro1">
          <table:table-cell office:value-type="string">
            <text:p>Top/Health/Home_Health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>
            <text:p>Top/Health/Medicine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>
            <text:p>Top/Health/Men's_Health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>
            <text:p>Top/Health/Mental_Health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>
            <text:p>Top/Health/News_and_Media</text:p>
          </table:table-cell>
          <table:table-cell office:value-type="string">
            <text:p>Health</text:p>
          </table:table-cell>
          <table:table-cell office:value-type="string">
            <text:p>News, Media &amp; Publications</text:p>
          </table:table-cell>
          <table:table-cell table:number-columns-repeated="1021"/>
        </table:table-row>
        <table:table-row table:style-name="ro1">
          <table:table-cell office:value-type="string">
            <text:p>Top/Health/Nursing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>
            <text:p>Top/Health/Nutrition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>
            <text:p>Top/Health/Occupational_Health_and_Safety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>
            <text:p>Top/Health/Organizations</text:p>
          </table:table-cell>
          <table:table-cell office:value-type="string">
            <text:p>Health</text:p>
          </table:table-cell>
          <table:table-cell office:value-type="string">
            <text:p>Family &amp; Community</text:p>
          </table:table-cell>
          <table:table-cell table:number-columns-repeated="1021"/>
        </table:table-row>
        <table:table-row table:style-name="ro1">
          <table:table-cell office:value-type="string">
            <text:p>Top/Health/Pharmacy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>
            <text:p>Top/Health/Products_and_Shopping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>
            <text:p>Top/Health/Professions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>
            <text:p>Top/Health/Public_Health_and_Safety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>
            <text:p>Top/Health/Reproductive_Health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>
            <text:p>Top/Health/Resources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2">
          <table:table-cell office:value-type="string">
            <text:p>Top/Health/Search_Engines</text:p>
          </table:table-cell>
          <table:table-cell office:value-type="string">
            <text:p>Health</text:p>
          </table:table-cell>
          <table:table-cell office:value-type="string">
            <text:p>Internet &amp; Telecom</text:p>
          </table:table-cell>
          <table:table-cell table:number-columns-repeated="1021"/>
        </table:table-row>
        <table:table-row table:style-name="ro1">
          <table:table-cell office:value-type="string">
            <text:p>Top/Health/Senior_Health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>
            <text:p>Top/Health/Senses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>
            <text:p>Top/Health/Services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>
            <text:p>Top/Health/Specific_Substances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>
            <text:p>Top/Health/Support_Groups</text:p>
          </table:table-cell>
          <table:table-cell office:value-type="string">
            <text:p>Health</text:p>
          </table:table-cell>
          <table:table-cell office:value-type="string">
            <text:p>Family &amp; Community</text:p>
          </table:table-cell>
          <table:table-cell table:number-columns-repeated="1021"/>
        </table:table-row>
        <table:table-row table:style-name="ro1">
          <table:table-cell office:value-type="string">
            <text:p>Top/Health/Teen_Health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>
            <text:p>Top/Health/Weight_Loss</text:p>
          </table:table-cell>
          <table:table-cell office:value-type="string">
            <text:p>Health</text:p>
          </table:table-cell>
          <table:table-cell office:value-type="string">
            <text:p>Hobbies &amp; Leisure</text:p>
          </table:table-cell>
          <table:table-cell table:number-columns-repeated="1021"/>
        </table:table-row>
        <table:table-row table:style-name="ro1">
          <table:table-cell office:value-type="string">
            <text:p>Top/Health/Women's_Health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>
            <text:p>Top/Home</text:p>
          </table:table-cell>
          <table:table-cell office:value-type="string">
            <text:p>Home &amp; Garden</text:p>
          </table:table-cell>
          <table:table-cell table:number-columns-repeated="1022"/>
        </table:table-row>
        <table:table-row table:style-name="ro1">
          <table:table-cell office:value-type="string">
            <text:p>Top/Home/Apartment_Living</text:p>
          </table:table-cell>
          <table:table-cell office:value-type="string">
            <text:p>Home &amp; Garden</text:p>
          </table:table-cell>
          <table:table-cell table:number-columns-repeated="1022"/>
        </table:table-row>
        <table:table-row table:style-name="ro1">
          <table:table-cell office:value-type="string">
            <text:p>Top/Home/Consumer_Information</text:p>
          </table:table-cell>
          <table:table-cell office:value-type="string">
            <text:p>Home &amp; Garden</text:p>
          </table:table-cell>
          <table:table-cell table:number-columns-repeated="1022"/>
        </table:table-row>
        <table:table-row table:style-name="ro1">
          <table:table-cell office:value-type="string">
            <text:p>Top/Home/Cooking</text:p>
          </table:table-cell>
          <table:table-cell office:value-type="string">
            <text:p>Home &amp; Garden</text:p>
          </table:table-cell>
          <table:table-cell table:number-columns-repeated="1022"/>
        </table:table-row>
        <table:table-row table:style-name="ro1">
          <table:table-cell office:value-type="string">
            <text:p>Top/Home/Do-It-Yourself</text:p>
          </table:table-cell>
          <table:table-cell office:value-type="string">
            <text:p>Home &amp; Garden</text:p>
          </table:table-cell>
          <table:table-cell table:number-columns-repeated="1022"/>
        </table:table-row>
        <table:table-row table:style-name="ro1">
          <table:table-cell office:value-type="string">
            <text:p>Top/Home/Emergency_Preparation</text:p>
          </table:table-cell>
          <table:table-cell office:value-type="string">
            <text:p>Family &amp; Community</text:p>
          </table:table-cell>
          <table:table-cell table:number-columns-repeated="1022"/>
        </table:table-row>
        <table:table-row table:style-name="ro1">
          <table:table-cell office:value-type="string">
            <text:p>Top/Home/Entertaining</text:p>
          </table:table-cell>
          <table:table-cell office:value-type="string">
            <text:p>Home &amp; Garden</text:p>
          </table:table-cell>
          <table:table-cell table:number-columns-repeated="1022"/>
        </table:table-row>
        <table:table-row table:style-name="ro1">
          <table:table-cell office:value-type="string">
            <text:p>Top/Home/Family</text:p>
          </table:table-cell>
          <table:table-cell office:value-type="string">
            <text:p>Family &amp; Community</text:p>
          </table:table-cell>
          <table:table-cell table:number-columns-repeated="1022"/>
        </table:table-row>
        <table:table-row table:style-name="ro1">
          <table:table-cell office:value-type="string">
            <text:p>Top/Home/Gardening</text:p>
          </table:table-cell>
          <table:table-cell office:value-type="string">
            <text:p>Home &amp; Garden</text:p>
          </table:table-cell>
          <table:table-cell table:number-columns-repeated="1022"/>
        </table:table-row>
        <table:table-row table:style-name="ro1">
          <table:table-cell office:value-type="string">
            <text:p>Top/Home/Home_Improvement</text:p>
          </table:table-cell>
          <table:table-cell office:value-type="string">
            <text:p>Home &amp; Garden</text:p>
          </table:table-cell>
          <table:table-cell table:number-columns-repeated="1022"/>
        </table:table-row>
        <table:table-row table:style-name="ro1">
          <table:table-cell office:value-type="string">
            <text:p>Top/Home/Homemaking</text:p>
          </table:table-cell>
          <table:table-cell office:value-type="string">
            <text:p>Home &amp; Garden</text:p>
          </table:table-cell>
          <table:table-cell table:number-columns-repeated="1022"/>
        </table:table-row>
        <table:table-row table:style-name="ro1">
          <table:table-cell office:value-type="string">
            <text:p>Top/Home/Homeowners</text:p>
          </table:table-cell>
          <table:table-cell office:value-type="string">
            <text:p>Home &amp; Garden</text:p>
          </table:table-cell>
          <table:table-cell table:number-columns-repeated="1022"/>
        </table:table-row>
        <table:table-row table:style-name="ro1">
          <table:table-cell office:value-type="string">
            <text:p>Top/Home/Moving_and_Relocating</text:p>
          </table:table-cell>
          <table:table-cell office:value-type="string">
            <text:p>Real Estate</text:p>
          </table:table-cell>
          <table:table-cell table:number-columns-repeated="1022"/>
        </table:table-row>
        <table:table-row table:style-name="ro1">
          <table:table-cell office:value-type="string">
            <text:p>Top/Home/News_and_Media</text:p>
          </table:table-cell>
          <table:table-cell office:value-type="string">
            <text:p>Home &amp; Garden</text:p>
          </table:table-cell>
          <table:table-cell office:value-type="string">
            <text:p>News, Media &amp; Publications</text:p>
          </table:table-cell>
          <table:table-cell table:number-columns-repeated="1021"/>
        </table:table-row>
        <table:table-row table:style-name="ro1">
          <table:table-cell office:value-type="string">
            <text:p>Top/Home/Personal_Finance</text:p>
          </table:table-cell>
          <table:table-cell office:value-type="string">
            <text:p>Finance</text:p>
          </table:table-cell>
          <table:table-cell table:number-columns-repeated="1022"/>
        </table:table-row>
        <table:table-row table:style-name="ro1">
          <table:table-cell office:value-type="string">
            <text:p>Top/Home/Personal_Organization</text:p>
          </table:table-cell>
          <table:table-cell office:value-type="string">
            <text:p>Home &amp; Garden</text:p>
          </table:table-cell>
          <table:table-cell table:number-columns-repeated="1022"/>
        </table:table-row>
        <table:table-row table:style-name="ro1">
          <table:table-cell office:value-type="string">
            <text:p>Top/Home/Rural_Living</text:p>
          </table:table-cell>
          <table:table-cell office:value-type="string">
            <text:p>Home &amp; Garden</text:p>
          </table:table-cell>
          <table:table-cell table:number-columns-repeated="1022"/>
        </table:table-row>
        <table:table-row table:style-name="ro1">
          <table:table-cell office:value-type="string">
            <text:p>Top/Home/Software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1">
          <table:table-cell office:value-type="string">
            <text:p>Top/Home/Urban_Living</text:p>
          </table:table-cell>
          <table:table-cell office:value-type="string">
            <text:p>Home &amp; Garden</text:p>
          </table:table-cell>
          <table:table-cell table:number-columns-repeated="1022"/>
        </table:table-row>
        <table:table-row table:style-name="ro2">
          <table:table-cell office:value-type="string">
            <text:p>Top/Home/Weblogs</text:p>
          </table:table-cell>
          <table:table-cell office:value-type="string">
            <text:p>Home &amp; Garden</text:p>
          </table:table-cell>
          <table:table-cell office:value-type="string">
            <text:p>internet &amp; Telecom</text:p>
          </table:table-cell>
          <table:table-cell table:number-columns-repeated="1021"/>
        </table:table-row>
        <table:table-row table:style-name="ro1">
          <table:table-cell office:value-type="string">
            <text:p>Top/Kids_and_Teens</text:p>
          </table:table-cell>
          <table:table-cell office:value-type="string">
            <text:p>Family &amp; Community</text:p>
          </table:table-cell>
          <table:table-cell table:number-columns-repeated="1022"/>
        </table:table-row>
        <table:table-row table:style-name="ro1">
          <table:table-cell office:value-type="string">
            <text:p>Top/Kids_and_Teens/Arts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Kids_and_Teens/Computers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2">
          <table:table-cell office:value-type="string">
            <text:p>Top/Kids_and_Teens/Directories</text:p>
          </table:table-cell>
          <table:table-cell office:value-type="string">
            <text:p>internet &amp; Telecom</text:p>
          </table:table-cell>
          <table:table-cell table:number-columns-repeated="1022"/>
        </table:table-row>
        <table:table-row table:style-name="ro1">
          <table:table-cell office:value-type="string">
            <text:p>Top/Kids_and_Teens/Entertainment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Kids_and_Teens/Games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Kids_and_Teens/Health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>
            <text:p>Top/Kids_and_Teens/News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Kids_and_Teens/People_and_Society</text:p>
          </table:table-cell>
          <table:table-cell office:value-type="string">
            <text:p>Family &amp; Community</text:p>
          </table:table-cell>
          <table:table-cell table:number-columns-repeated="1022"/>
        </table:table-row>
        <table:table-row table:style-name="ro2">
          <table:table-cell office:value-type="string">
            <text:p>Top/Kids_and_Teens/Pre-School</text:p>
          </table:table-cell>
          <table:table-cell office:value-type="string">
            <text:p>Jobs &amp; Education</text:p>
          </table:table-cell>
          <table:table-cell table:number-columns-repeated="1022"/>
        </table:table-row>
        <table:table-row table:style-name="ro1">
          <table:table-cell office:value-type="string">
            <text:p>Top/Kids_and_Teens/School_Time</text:p>
          </table:table-cell>
          <table:table-cell office:value-type="string">
            <text:p>Jobs &amp; Education</text:p>
          </table:table-cell>
          <table:table-cell table:number-columns-repeated="1022"/>
        </table:table-row>
        <table:table-row table:style-name="ro1">
          <table:table-cell office:value-type="string">
            <text:p>Top/Kids_and_Teens/Sports_and_Hobbies</text:p>
          </table:table-cell>
          <table:table-cell office:value-type="string">
            <text:p>Sports &amp; Fitness</text:p>
          </table:table-cell>
          <table:table-cell office:value-type="string">
            <text:p>Hobbies &amp; Leisure</text:p>
          </table:table-cell>
          <table:table-cell table:number-columns-repeated="1021"/>
        </table:table-row>
        <table:table-row table:style-name="ro1">
          <table:table-cell office:value-type="string">
            <text:p>Top/Kids_and_Teens/Teen_Life</text:p>
          </table:table-cell>
          <table:table-cell office:value-type="string">
            <text:p>Family &amp; Community</text:p>
          </table:table-cell>
          <table:table-cell table:number-columns-repeated="1022"/>
        </table:table-row>
        <table:table-row table:style-name="ro1">
          <table:table-cell office:value-type="string">
            <text:p>Top/Kids_and_Teens/Your_Family</text:p>
          </table:table-cell>
          <table:table-cell office:value-type="string">
            <text:p>Family &amp; Community</text:p>
          </table:table-cell>
          <table:table-cell table:number-columns-repeated="1022"/>
        </table:table-row>
        <table:table-row table:style-name="ro1">
          <table:table-cell office:value-type="string">
            <text:p>Top/News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News/Alternative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News/Analysis_and_Opinion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News/Breaking_News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News/By_Category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News/By_Region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News/By_Subject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2">
          <table:table-cell office:value-type="string">
            <text:p>Top/News/Chats_and_Forums</text:p>
          </table:table-cell>
          <table:table-cell office:value-type="string">
            <text:p>News, Media &amp; Publications</text:p>
          </table:table-cell>
          <table:table-cell office:value-type="string">
            <text:p>Internet &amp; Telecom</text:p>
          </table:table-cell>
          <table:table-cell table:number-columns-repeated="1021"/>
        </table:table-row>
        <table:table-row table:style-name="ro1">
          <table:table-cell office:value-type="string">
            <text:p>Top/News/Colleges_and_Universities</text:p>
          </table:table-cell>
          <table:table-cell office:value-type="string">
            <text:p>News, Media &amp; Publications</text:p>
          </table:table-cell>
          <table:table-cell office:value-type="string">
            <text:p>Jobs &amp; Education</text:p>
          </table:table-cell>
          <table:table-cell table:number-columns-repeated="1021"/>
        </table:table-row>
        <table:table-row table:style-name="ro1">
          <table:table-cell office:value-type="string">
            <text:p>Top/News/Current_Events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2">
          <table:table-cell office:value-type="string">
            <text:p>Top/News/Directories</text:p>
          </table:table-cell>
          <table:table-cell office:value-type="string">
            <text:p>News, Media &amp; Publications</text:p>
          </table:table-cell>
          <table:table-cell office:value-type="string">
            <text:p>internet &amp; Telecom</text:p>
          </table:table-cell>
          <table:table-cell table:number-columns-repeated="1021"/>
        </table:table-row>
        <table:table-row table:style-name="ro1">
          <table:table-cell office:value-type="string">
            <text:p>Top/News/Extended_Coverage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News/Headline_Links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News/Internet_Broadcasts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News/Journalism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2">
          <table:table-cell office:value-type="string">
            <text:p>Top/News/Magazines_and_E-zines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News/Media_Industry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News/Museums_and_Archives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News/Newspapers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News/Personalized_News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News/Satire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News/Weather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2">
          <table:table-cell office:value-type="string">
            <text:p>Top/News/Weblogs</text:p>
          </table:table-cell>
          <table:table-cell office:value-type="string">
            <text:p>News, Media &amp; Publications</text:p>
          </table:table-cell>
          <table:table-cell office:value-type="string">
            <text:p>Internet &amp; Telecom</text:p>
          </table:table-cell>
          <table:table-cell table:number-columns-repeated="1021"/>
        </table:table-row>
        <table:table-row table:style-name="ro1">
          <table:table-cell office:value-type="string">
            <text:p>Top/Recreation</text:p>
          </table:table-cell>
          <table:table-cell office:value-type="string">
            <text:p>Hobbies &amp; Leisure</text:p>
          </table:table-cell>
          <table:table-cell office:value-type="string">
            <text:p>Travel &amp; Tourism</text:p>
          </table:table-cell>
          <table:table-cell table:number-columns-repeated="1021"/>
        </table:table-row>
        <table:table-row table:style-name="ro1">
          <table:table-cell office:value-type="string">
            <text:p>Top/Recreation/Antiques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Recreation/Audio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Recreation/Autos</text:p>
          </table:table-cell>
          <table:table-cell office:value-type="string">
            <text:p>Vehicles</text:p>
          </table:table-cell>
          <table:table-cell table:number-columns-repeated="1022"/>
        </table:table-row>
        <table:table-row table:style-name="ro1">
          <table:table-cell office:value-type="string">
            <text:p>Top/Recreation/Aviation</text:p>
          </table:table-cell>
          <table:table-cell office:value-type="string">
            <text:p>Vehicles</text:p>
          </table:table-cell>
          <table:table-cell table:number-columns-repeated="1022"/>
        </table:table-row>
        <table:table-row table:style-name="ro1">
          <table:table-cell office:value-type="string">
            <text:p>Top/Recreation/Birding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Recreation/Boating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Recreation/Camps</text:p>
          </table:table-cell>
          <table:table-cell office:value-type="string">
            <text:p>Hobbies &amp; Leisure</text:p>
          </table:table-cell>
          <table:table-cell office:value-type="string">
            <text:p>Travel &amp; Tourism</text:p>
          </table:table-cell>
          <table:table-cell table:number-columns-repeated="1021"/>
        </table:table-row>
        <table:table-row table:style-name="ro1">
          <table:table-cell office:value-type="string">
            <text:p>Top/Recreation/Climbing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Recreation/Collecting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2">
          <table:table-cell office:value-type="string">
            <text:p>Top/Recreation/Directories</text:p>
          </table:table-cell>
          <table:table-cell office:value-type="string">
            <text:p>Hobbies &amp; Leisure</text:p>
          </table:table-cell>
          <table:table-cell office:value-type="string">
            <text:p>Internet &amp; Telecom</text:p>
          </table:table-cell>
          <table:table-cell table:number-columns-repeated="1021"/>
        </table:table-row>
        <table:table-row table:style-name="ro1">
          <table:table-cell office:value-type="string">
            <text:p>Top/Recreation/Drugs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>
            <text:p>Top/Recreation/Food</text:p>
          </table:table-cell>
          <table:table-cell office:value-type="string">
            <text:p>Hobbies &amp; Leisure</text:p>
          </table:table-cell>
          <table:table-cell office:value-type="string">
            <text:p>Food &amp; Groceries</text:p>
          </table:table-cell>
          <table:table-cell table:number-columns-repeated="1021"/>
        </table:table-row>
        <table:table-row table:style-name="ro1">
          <table:table-cell office:value-type="string">
            <text:p>Top/Recreation/Guns</text:p>
          </table:table-cell>
          <table:table-cell office:value-type="string">
            <text:p>Business &amp; Industrial</text:p>
          </table:table-cell>
          <table:table-cell office:value-type="string">
            <text:p>Sports &amp; Fitness</text:p>
          </table:table-cell>
          <table:table-cell table:number-columns-repeated="1021"/>
        </table:table-row>
        <table:table-row table:style-name="ro1">
          <table:table-cell office:value-type="string">
            <text:p>Top/Recreation/Humor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Recreation/Kites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Recreation/Knives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Recreation/Living_History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Recreation/Locks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1">
          <table:table-cell office:value-type="string">
            <text:p>Top/Recreation/Models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Recreation/Motorcycles</text:p>
          </table:table-cell>
          <table:table-cell office:value-type="string">
            <text:p>Vehicles</text:p>
          </table:table-cell>
          <table:table-cell table:number-columns-repeated="1022"/>
        </table:table-row>
        <table:table-row table:style-name="ro1">
          <table:table-cell office:value-type="string">
            <text:p>Top/Recreation/Nudism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Recreation/Outdoors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Recreation/Parties</text:p>
          </table:table-cell>
          <table:table-cell office:value-type="string">
            <text:p>Hobbies &amp; Leisure</text:p>
          </table:table-cell>
          <table:table-cell office:value-type="string">
            <text:p>Occasions &amp; Gifts</text:p>
          </table:table-cell>
          <table:table-cell table:number-columns-repeated="1021"/>
        </table:table-row>
        <table:table-row table:style-name="ro1">
          <table:table-cell office:value-type="string">
            <text:p>Top/Recreation/Pets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Recreation/Picture_Ratings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Recreation/Radio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Recreation/Roads_and_Highways</text:p>
          </table:table-cell>
          <table:table-cell office:value-type="string">
            <text:p>Arts &amp; Entertainment</text:p>
          </table:table-cell>
          <table:table-cell office:value-type="string">
            <text:p>Travel &amp; Tourism</text:p>
          </table:table-cell>
          <table:table-cell table:number-columns-repeated="1021"/>
        </table:table-row>
        <table:table-row table:style-name="ro1">
          <table:table-cell office:value-type="string">
            <text:p>Top/Recreation/Scouting</text:p>
          </table:table-cell>
          <table:table-cell office:value-type="string">
            <text:p>Travel &amp; Tourism</text:p>
          </table:table-cell>
          <table:table-cell table:number-columns-repeated="1022"/>
        </table:table-row>
        <table:table-row table:style-name="ro1">
          <table:table-cell office:value-type="string">
            <text:p>Top/Recreation/Theme_Parks</text:p>
          </table:table-cell>
          <table:table-cell office:value-type="string">
            <text:p>Travel &amp; Tourism</text:p>
          </table:table-cell>
          <table:table-cell table:number-columns-repeated="1022"/>
        </table:table-row>
        <table:table-row table:style-name="ro1">
          <table:table-cell office:value-type="string">
            <text:p>Top/Recreation/Tobacco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>
            <text:p>Top/Recreation/Trains_and_Railroads</text:p>
          </table:table-cell>
          <table:table-cell office:value-type="string">
            <text:p>Travel &amp; Tourism</text:p>
          </table:table-cell>
          <table:table-cell table:number-columns-repeated="1022"/>
        </table:table-row>
        <table:table-row table:style-name="ro1">
          <table:table-cell office:value-type="string">
            <text:p>Top/Recreation/Travel</text:p>
          </table:table-cell>
          <table:table-cell office:value-type="string">
            <text:p>Travel &amp; Tourism</text:p>
          </table:table-cell>
          <table:table-cell table:number-columns-repeated="1022"/>
        </table:table-row>
        <table:table-row table:style-name="ro1">
          <table:table-cell office:value-type="string">
            <text:p>Top/Recreation/Whips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Reference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Reference/Almanacs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Reference/Archives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Reference/Ask_an_Expert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Reference/Bibliography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Reference/Biography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Reference/Books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Reference/Dictionaries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2">
          <table:table-cell office:value-type="string">
            <text:p>Top/Reference/Directories</text:p>
          </table:table-cell>
          <table:table-cell office:value-type="string">
            <text:p>News, Media &amp; Publications</text:p>
          </table:table-cell>
          <table:table-cell office:value-type="string">
            <text:p>Internet &amp; Telecom</text:p>
          </table:table-cell>
          <table:table-cell table:number-columns-repeated="1021"/>
        </table:table-row>
        <table:table-row table:style-name="ro1">
          <table:table-cell office:value-type="string">
            <text:p>Top/Reference/Education</text:p>
          </table:table-cell>
          <table:table-cell office:value-type="string">
            <text:p>News, Media &amp; Publications</text:p>
          </table:table-cell>
          <table:table-cell office:value-type="string">
            <text:p>Jobs &amp; Education</text:p>
          </table:table-cell>
          <table:table-cell table:number-columns-repeated="1021"/>
        </table:table-row>
        <table:table-row table:style-name="ro1">
          <table:table-cell office:value-type="string">
            <text:p>Top/Reference/Encyclopedias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Reference/Flags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Reference/Journals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1">
          <table:table-cell office:value-type="string">
            <text:p>Top/Reference/Knots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Reference/Knowledge_Management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1">
          <table:table-cell office:value-type="string">
            <text:p>Top/Reference/Libraries</text:p>
          </table:table-cell>
          <table:table-cell office:value-type="string">
            <text:p>Travel &amp; Tourism</text:p>
          </table:table-cell>
          <table:table-cell table:number-columns-repeated="1022"/>
        </table:table-row>
        <table:table-row table:style-name="ro2">
          <table:table-cell office:value-type="string">
            <text:p>Top/Reference/Maps</text:p>
          </table:table-cell>
          <table:table-cell office:value-type="string">
            <text:p>Travel &amp; Tourism</text:p>
          </table:table-cell>
          <table:table-cell office:value-type="string">
            <text:p>Internet &amp; Telecom</text:p>
          </table:table-cell>
          <table:table-cell table:number-columns-repeated="1021"/>
        </table:table-row>
        <table:table-row table:style-name="ro1">
          <table:table-cell office:value-type="string">
            <text:p>Top/Reference/Museums</text:p>
          </table:table-cell>
          <table:table-cell office:value-type="string">
            <text:p>Travel &amp; Tourism</text:p>
          </table:table-cell>
          <table:table-cell table:number-columns-repeated="1022"/>
        </table:table-row>
        <table:table-row table:style-name="ro1">
          <table:table-cell office:value-type="string">
            <text:p>Top/Reference/Open_Access_Resources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Reference/Parliamentary_Procedure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Reference/Quotations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Reference/Thesauri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2">
          <table:table-cell office:value-type="string">
            <text:p>Top/Reference/Time</text:p>
          </table:table-cell>
          <table:table-cell office:value-type="string">
            <text:p>internet &amp; Telecom</text:p>
          </table:table-cell>
          <table:table-cell table:number-columns-repeated="1022"/>
        </table:table-row>
        <table:table-row table:style-name="ro1">
          <table:table-cell office:value-type="string">
            <text:p>Top/Reference/World_Records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Science</text:p>
          </table:table-cell>
          <table:table-cell office:value-type="string">
            <text:p>Science</text:p>
          </table:table-cell>
          <table:table-cell table:number-columns-repeated="1022"/>
        </table:table-row>
        <table:table-row table:style-name="ro1">
          <table:table-cell office:value-type="string">
            <text:p>Top/Science/Academic_Departments</text:p>
          </table:table-cell>
          <table:table-cell office:value-type="string">
            <text:p>Science</text:p>
          </table:table-cell>
          <table:table-cell table:number-columns-repeated="1022"/>
        </table:table-row>
        <table:table-row table:style-name="ro1">
          <table:table-cell office:value-type="string">
            <text:p>Top/Science/Agriculture</text:p>
          </table:table-cell>
          <table:table-cell office:value-type="string">
            <text:p>Science</text:p>
          </table:table-cell>
          <table:table-cell table:number-columns-repeated="1022"/>
        </table:table-row>
        <table:table-row table:style-name="ro1">
          <table:table-cell office:value-type="string">
            <text:p>Top/Science/Anomalies_and_Alternative_Science</text:p>
          </table:table-cell>
          <table:table-cell office:value-type="string">
            <text:p>Science</text:p>
          </table:table-cell>
          <table:table-cell table:number-columns-repeated="1022"/>
        </table:table-row>
        <table:table-row table:style-name="ro1">
          <table:table-cell office:value-type="string">
            <text:p>Top/Science/Astronomy</text:p>
          </table:table-cell>
          <table:table-cell office:value-type="string">
            <text:p>Science</text:p>
          </table:table-cell>
          <table:table-cell table:number-columns-repeated="1022"/>
        </table:table-row>
        <table:table-row table:style-name="ro1">
          <table:table-cell office:value-type="string">
            <text:p>Top/Science/Biology</text:p>
          </table:table-cell>
          <table:table-cell office:value-type="string">
            <text:p>Science</text:p>
          </table:table-cell>
          <table:table-cell table:number-columns-repeated="1022"/>
        </table:table-row>
        <table:table-row table:style-name="ro2">
          <table:table-cell office:value-type="string">
            <text:p>Top/Science/Chats_and_Forums</text:p>
          </table:table-cell>
          <table:table-cell office:value-type="string">
            <text:p>Science</text:p>
          </table:table-cell>
          <table:table-cell office:value-type="string">
            <text:p>Internet &amp; Telecom</text:p>
          </table:table-cell>
          <table:table-cell table:number-columns-repeated="1021"/>
        </table:table-row>
        <table:table-row table:style-name="ro1">
          <table:table-cell office:value-type="string">
            <text:p>Top/Science/Chemistry</text:p>
          </table:table-cell>
          <table:table-cell office:value-type="string">
            <text:p>Science</text:p>
          </table:table-cell>
          <table:table-cell table:number-columns-repeated="1022"/>
        </table:table-row>
        <table:table-row table:style-name="ro2">
          <table:table-cell office:value-type="string">
            <text:p>Top/Science/Directories</text:p>
          </table:table-cell>
          <table:table-cell office:value-type="string">
            <text:p>Science</text:p>
          </table:table-cell>
          <table:table-cell office:value-type="string">
            <text:p>Internet &amp; Telecom</text:p>
          </table:table-cell>
          <table:table-cell table:number-columns-repeated="1021"/>
        </table:table-row>
        <table:table-row table:style-name="ro1">
          <table:table-cell office:value-type="string">
            <text:p>Top/Science/Earth_Sciences</text:p>
          </table:table-cell>
          <table:table-cell office:value-type="string">
            <text:p>Science</text:p>
          </table:table-cell>
          <table:table-cell table:number-columns-repeated="1022"/>
        </table:table-row>
        <table:table-row table:style-name="ro1">
          <table:table-cell office:value-type="string">
            <text:p>Top/Science/Educational_Resources</text:p>
          </table:table-cell>
          <table:table-cell office:value-type="string">
            <text:p>Science</text:p>
          </table:table-cell>
          <table:table-cell table:number-columns-repeated="1022"/>
        </table:table-row>
        <table:table-row table:style-name="ro1">
          <table:table-cell office:value-type="string">
            <text:p>Top/Science/Employment</text:p>
          </table:table-cell>
          <table:table-cell office:value-type="string">
            <text:p>Science</text:p>
          </table:table-cell>
          <table:table-cell office:value-type="string">
            <text:p>Jobs &amp; Education</text:p>
          </table:table-cell>
          <table:table-cell table:number-columns-repeated="1021"/>
        </table:table-row>
        <table:table-row table:style-name="ro1">
          <table:table-cell office:value-type="string">
            <text:p>Top/Science/Environment</text:p>
          </table:table-cell>
          <table:table-cell office:value-type="string">
            <text:p>Science</text:p>
          </table:table-cell>
          <table:table-cell table:number-columns-repeated="1022"/>
        </table:table-row>
        <table:table-row table:style-name="ro1">
          <table:table-cell office:value-type="string">
            <text:p>Top/Science/Events</text:p>
          </table:table-cell>
          <table:table-cell office:value-type="string">
            <text:p>Science</text:p>
          </table:table-cell>
          <table:table-cell table:number-columns-repeated="1022"/>
        </table:table-row>
        <table:table-row table:style-name="ro1">
          <table:table-cell office:value-type="string">
            <text:p>Top/Science/Instruments_and_Supplies</text:p>
          </table:table-cell>
          <table:table-cell office:value-type="string">
            <text:p>Science</text:p>
          </table:table-cell>
          <table:table-cell table:number-columns-repeated="1022"/>
        </table:table-row>
        <table:table-row table:style-name="ro1">
          <table:table-cell office:value-type="string">
            <text:p>Top/Science/Math</text:p>
          </table:table-cell>
          <table:table-cell office:value-type="string">
            <text:p>Science</text:p>
          </table:table-cell>
          <table:table-cell table:number-columns-repeated="1022"/>
        </table:table-row>
        <table:table-row table:style-name="ro1">
          <table:table-cell office:value-type="string">
            <text:p>Top/Science/Methods_and_Techniques</text:p>
          </table:table-cell>
          <table:table-cell office:value-type="string">
            <text:p>Science</text:p>
          </table:table-cell>
          <table:table-cell table:number-columns-repeated="1022"/>
        </table:table-row>
        <table:table-row table:style-name="ro1">
          <table:table-cell office:value-type="string">
            <text:p>Top/Science/News_and_Media</text:p>
          </table:table-cell>
          <table:table-cell office:value-type="string">
            <text:p>Science</text:p>
          </table:table-cell>
          <table:table-cell office:value-type="string">
            <text:p>News, Media &amp; Publications</text:p>
          </table:table-cell>
          <table:table-cell table:number-columns-repeated="1021"/>
        </table:table-row>
        <table:table-row table:style-name="ro1">
          <table:table-cell office:value-type="string">
            <text:p>Top/Science/Organizations</text:p>
          </table:table-cell>
          <table:table-cell office:value-type="string">
            <text:p>Science</text:p>
          </table:table-cell>
          <table:table-cell table:number-columns-repeated="1022"/>
        </table:table-row>
        <table:table-row table:style-name="ro1">
          <table:table-cell office:value-type="string">
            <text:p>Top/Science/People</text:p>
          </table:table-cell>
          <table:table-cell office:value-type="string">
            <text:p>Science</text:p>
          </table:table-cell>
          <table:table-cell table:number-columns-repeated="1022"/>
        </table:table-row>
        <table:table-row table:style-name="ro1">
          <table:table-cell office:value-type="string">
            <text:p>Top/Science/Physics</text:p>
          </table:table-cell>
          <table:table-cell office:value-type="string">
            <text:p>Science</text:p>
          </table:table-cell>
          <table:table-cell table:number-columns-repeated="1022"/>
        </table:table-row>
        <table:table-row table:style-name="ro1">
          <table:table-cell office:value-type="string">
            <text:p>Top/Science/Publications</text:p>
          </table:table-cell>
          <table:table-cell office:value-type="string">
            <text:p>Science</text:p>
          </table:table-cell>
          <table:table-cell office:value-type="string">
            <text:p>News, Media &amp; Publications</text:p>
          </table:table-cell>
          <table:table-cell table:number-columns-repeated="1021"/>
        </table:table-row>
        <table:table-row table:style-name="ro1">
          <table:table-cell office:value-type="string">
            <text:p>Top/Science/Reference</text:p>
          </table:table-cell>
          <table:table-cell office:value-type="string">
            <text:p>Science</text:p>
          </table:table-cell>
          <table:table-cell table:number-columns-repeated="1022"/>
        </table:table-row>
        <table:table-row table:style-name="ro1">
          <table:table-cell office:value-type="string">
            <text:p>Top/Science/Research_Groups_and_Centers</text:p>
          </table:table-cell>
          <table:table-cell office:value-type="string">
            <text:p>Science</text:p>
          </table:table-cell>
          <table:table-cell table:number-columns-repeated="1022"/>
        </table:table-row>
        <table:table-row table:style-name="ro1">
          <table:table-cell office:value-type="string">
            <text:p>Top/Science/Science_in_Society</text:p>
          </table:table-cell>
          <table:table-cell office:value-type="string">
            <text:p>Science</text:p>
          </table:table-cell>
          <table:table-cell table:number-columns-repeated="1022"/>
        </table:table-row>
        <table:table-row table:style-name="ro2">
          <table:table-cell office:value-type="string">
            <text:p>Top/Science/Search_Engines</text:p>
          </table:table-cell>
          <table:table-cell office:value-type="string">
            <text:p>Science</text:p>
          </table:table-cell>
          <table:table-cell office:value-type="string">
            <text:p>Internet &amp; Telecom</text:p>
          </table:table-cell>
          <table:table-cell table:number-columns-repeated="1021"/>
        </table:table-row>
        <table:table-row table:style-name="ro1">
          <table:table-cell office:value-type="string">
            <text:p>Top/Science/Social_Sciences</text:p>
          </table:table-cell>
          <table:table-cell office:value-type="string">
            <text:p>Science</text:p>
          </table:table-cell>
          <table:table-cell office:value-type="string">
            <text:p>Family &amp; Community</text:p>
          </table:table-cell>
          <table:table-cell table:number-columns-repeated="1021"/>
        </table:table-row>
        <table:table-row table:style-name="ro1">
          <table:table-cell office:value-type="string">
            <text:p>Top/Science/Software</text:p>
          </table:table-cell>
          <table:table-cell office:value-type="string">
            <text:p>Science</text:p>
          </table:table-cell>
          <table:table-cell office:value-type="string">
            <text:p>Computers &amp; Consumer Electronics</text:p>
          </table:table-cell>
          <table:table-cell table:number-columns-repeated="1021"/>
        </table:table-row>
        <table:table-row table:style-name="ro1">
          <table:table-cell office:value-type="string">
            <text:p>Top/Science/Technology</text:p>
          </table:table-cell>
          <table:table-cell office:value-type="string">
            <text:p>Science</text:p>
          </table:table-cell>
          <table:table-cell table:number-columns-repeated="1022"/>
        </table:table-row>
        <table:table-row table:style-name="ro1">
          <table:table-cell office:value-type="string">
            <text:p>Top/Shopping</text:p>
          </table:table-cell>
          <table:table-cell office:value-type="string">
            <text:p>Retailers &amp; General Merchandise</text:p>
          </table:table-cell>
          <table:table-cell table:number-columns-repeated="1022"/>
        </table:table-row>
        <table:table-row table:style-name="ro1">
          <table:table-cell office:value-type="string">
            <text:p>Top/Shopping/Antiques_and_Collectibles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Shopping/Auctions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1">
          <table:table-cell office:value-type="string">
            <text:p>Top/Shopping/Children</text:p>
          </table:table-cell>
          <table:table-cell office:value-type="string">
            <text:p>Retailers &amp; General Merchandise</text:p>
          </table:table-cell>
          <table:table-cell table:number-columns-repeated="1022"/>
        </table:table-row>
        <table:table-row table:style-name="ro1">
          <table:table-cell office:value-type="string">
            <text:p>Top/Shopping/Classifieds</text:p>
          </table:table-cell>
          <table:table-cell office:value-type="string">
            <text:p>Vehicles</text:p>
          </table:table-cell>
          <table:table-cell table:number-columns-repeated="1022"/>
        </table:table-row>
        <table:table-row table:style-name="ro1">
          <table:table-cell office:value-type="string">
            <text:p>Top/Shopping/Clothing</text:p>
          </table:table-cell>
          <table:table-cell office:value-type="string">
            <text:p>Apparel</text:p>
          </table:table-cell>
          <table:table-cell table:number-columns-repeated="1022"/>
        </table:table-row>
        <table:table-row table:style-name="ro1">
          <table:table-cell office:value-type="string">
            <text:p>Top/Shopping/Consumer_Electronics</text:p>
          </table:table-cell>
          <table:table-cell office:value-type="string">
            <text:p>Computers &amp; Consumer Electronics</text:p>
          </table:table-cell>
          <table:table-cell table:number-columns-repeated="1022"/>
        </table:table-row>
        <table:table-row table:style-name="ro1">
          <table:table-cell office:value-type="string">
            <text:p>Top/Shopping/Crafts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Shopping/Death_Care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2">
          <table:table-cell office:value-type="string">
            <text:p>Top/Shopping/Directories</text:p>
          </table:table-cell>
          <table:table-cell office:value-type="string">
            <text:p>Retailers &amp; General Merchandise</text:p>
          </table:table-cell>
          <table:table-cell office:value-type="string">
            <text:p>Internet &amp; Telecom</text:p>
          </table:table-cell>
          <table:table-cell table:number-columns-repeated="1021"/>
        </table:table-row>
        <table:table-row table:style-name="ro1">
          <table:table-cell office:value-type="string">
            <text:p>Top/Shopping/Entertainment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Shopping/Flowers</text:p>
          </table:table-cell>
          <table:table-cell office:value-type="string">
            <text:p>Home &amp; Garden</text:p>
          </table:table-cell>
          <table:table-cell table:number-columns-repeated="1022"/>
        </table:table-row>
        <table:table-row table:style-name="ro1">
          <table:table-cell office:value-type="string">
            <text:p>Top/Shopping/Food</text:p>
          </table:table-cell>
          <table:table-cell office:value-type="string">
            <text:p>Food &amp; Groceries</text:p>
          </table:table-cell>
          <table:table-cell table:number-columns-repeated="1022"/>
        </table:table-row>
        <table:table-row table:style-name="ro1">
          <table:table-cell office:value-type="string">
            <text:p>Top/Shopping/General_Merchandise</text:p>
          </table:table-cell>
          <table:table-cell office:value-type="string">
            <text:p>Retailers &amp; General Merchandise</text:p>
          </table:table-cell>
          <table:table-cell table:number-columns-repeated="1022"/>
        </table:table-row>
        <table:table-row table:style-name="ro1">
          <table:table-cell office:value-type="string">
            <text:p>Top/Shopping/Gifts</text:p>
          </table:table-cell>
          <table:table-cell office:value-type="string">
            <text:p>Occasions &amp; Gifts</text:p>
          </table:table-cell>
          <table:table-cell table:number-columns-repeated="1022"/>
        </table:table-row>
        <table:table-row table:style-name="ro1">
          <table:table-cell office:value-type="string">
            <text:p>Top/Shopping/Health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>
            <text:p>Top/Shopping/Holidays</text:p>
          </table:table-cell>
          <table:table-cell office:value-type="string">
            <text:p>Occasions &amp; Gifts</text:p>
          </table:table-cell>
          <table:table-cell table:number-columns-repeated="1022"/>
        </table:table-row>
        <table:table-row table:style-name="ro1">
          <table:table-cell office:value-type="string">
            <text:p>Top/Shopping/Home_and_Garden</text:p>
          </table:table-cell>
          <table:table-cell office:value-type="string">
            <text:p>Home &amp; Garden</text:p>
          </table:table-cell>
          <table:table-cell table:number-columns-repeated="1022"/>
        </table:table-row>
        <table:table-row table:style-name="ro1">
          <table:table-cell office:value-type="string">
            <text:p>Top/Shopping/Jewelry</text:p>
          </table:table-cell>
          <table:table-cell office:value-type="string">
            <text:p>Apparel</text:p>
          </table:table-cell>
          <table:table-cell table:number-columns-repeated="1022"/>
        </table:table-row>
        <table:table-row table:style-name="ro1">
          <table:table-cell office:value-type="string">
            <text:p>Top/Shopping/Music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Shopping/Niche</text:p>
          </table:table-cell>
          <table:table-cell office:value-type="string">
            <text:p>Home &amp; Garden</text:p>
          </table:table-cell>
          <table:table-cell table:number-columns-repeated="1022"/>
        </table:table-row>
        <table:table-row table:style-name="ro1">
          <table:table-cell office:value-type="string">
            <text:p>Top/Shopping/Office_Products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1">
          <table:table-cell office:value-type="string">
            <text:p>Top/Shopping/Pets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Shopping/Photography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Shopping/Publications</text:p>
          </table:table-cell>
          <table:table-cell office:value-type="string">
            <text:p>News, Media &amp; Publications</text:p>
          </table:table-cell>
          <table:table-cell table:number-columns-repeated="1022"/>
        </table:table-row>
        <table:table-row table:style-name="ro1">
          <table:table-cell office:value-type="string">
            <text:p>Top/Shopping/Recreation</text:p>
          </table:table-cell>
          <table:table-cell office:value-type="string">
            <text:p>Travel &amp; Tourism</text:p>
          </table:table-cell>
          <table:table-cell office:value-type="string">
            <text:p>Hobbies &amp; Leisure</text:p>
          </table:table-cell>
          <table:table-cell table:number-columns-repeated="1021"/>
        </table:table-row>
        <table:table-row table:style-name="ro1">
          <table:table-cell office:value-type="string">
            <text:p>Top/Shopping/Sports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hopping/Tobacco</text:p>
          </table:table-cell>
          <table:table-cell office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>
            <text:p>Top/Shopping/Tools</text:p>
          </table:table-cell>
          <table:table-cell office:value-type="string">
            <text:p>Business &amp; Industrial</text:p>
          </table:table-cell>
          <table:table-cell table:number-columns-repeated="1022"/>
        </table:table-row>
        <table:table-row table:style-name="ro1">
          <table:table-cell office:value-type="string">
            <text:p>Top/Shopping/Toys_and_Games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Shopping/Travel</text:p>
          </table:table-cell>
          <table:table-cell office:value-type="string">
            <text:p>Travel &amp; Tourism</text:p>
          </table:table-cell>
          <table:table-cell table:number-columns-repeated="1022"/>
        </table:table-row>
        <table:table-row table:style-name="ro1">
          <table:table-cell office:value-type="string">
            <text:p>Top/Shopping/Vehicles</text:p>
          </table:table-cell>
          <table:table-cell office:value-type="string">
            <text:p>Vehicles</text:p>
          </table:table-cell>
          <table:table-cell table:number-columns-repeated="1022"/>
        </table:table-row>
        <table:table-row table:style-name="ro1">
          <table:table-cell office:value-type="string">
            <text:p>Top/Shopping/Visual_Arts</text:p>
          </table:table-cell>
          <table:table-cell office:value-type="string">
            <text:p>Arts &amp; Entertainment</text:p>
          </table:table-cell>
          <table:table-cell table:number-columns-repeated="1022"/>
        </table:table-row>
        <table:table-row table:style-name="ro1">
          <table:table-cell office:value-type="string">
            <text:p>Top/Shopping/Weddings</text:p>
          </table:table-cell>
          <table:table-cell office:value-type="string">
            <text:p>Occasions &amp; Gifts</text:p>
          </table:table-cell>
          <table:table-cell table:number-columns-repeated="1022"/>
        </table:table-row>
        <table:table-row table:style-name="ro1">
          <table:table-cell office:value-type="string">
            <text:p>Top/Society</text:p>
          </table:table-cell>
          <table:table-cell office:value-type="string">
            <text:p>Family &amp; Community</text:p>
          </table:table-cell>
          <table:table-cell table:number-columns-repeated="1022"/>
        </table:table-row>
        <table:table-row table:style-name="ro1">
          <table:table-cell office:value-type="string">
            <text:p>Top/Society/Activism</text:p>
          </table:table-cell>
          <table:table-cell office:value-type="string">
            <text:p>Family &amp; Community</text:p>
          </table:table-cell>
          <table:table-cell table:number-columns-repeated="1022"/>
        </table:table-row>
        <table:table-row table:style-name="ro1">
          <table:table-cell office:value-type="string">
            <text:p>Top/Society/Advice</text:p>
          </table:table-cell>
          <table:table-cell office:value-type="string">
            <text:p>Family &amp; Community</text:p>
          </table:table-cell>
          <table:table-cell table:number-columns-repeated="1022"/>
        </table:table-row>
        <table:table-row table:style-name="ro1">
          <table:table-cell office:value-type="string">
            <text:p>Top/Society/Crime</text:p>
          </table:table-cell>
          <table:table-cell office:value-type="string">
            <text:p>Law &amp; Government</text:p>
          </table:table-cell>
          <table:table-cell table:number-columns-repeated="1022"/>
        </table:table-row>
        <table:table-row table:style-name="ro1">
          <table:table-cell office:value-type="string">
            <text:p>Top/Society/Death</text:p>
          </table:table-cell>
          <table:table-cell office:value-type="string">
            <text:p>Family &amp; Community</text:p>
          </table:table-cell>
          <table:table-cell table:number-columns-repeated="1022"/>
        </table:table-row>
        <table:table-row table:style-name="ro1">
          <table:table-cell office:value-type="string">
            <text:p>Top/Society/Disabled</text:p>
          </table:table-cell>
          <table:table-cell office:value-type="string">
            <text:p>Family &amp; Community</text:p>
          </table:table-cell>
          <table:table-cell table:number-columns-repeated="1022"/>
        </table:table-row>
        <table:table-row table:style-name="ro1">
          <table:table-cell office:value-type="string">
            <text:p>Top/Society/Ethnicity</text:p>
          </table:table-cell>
          <table:table-cell office:value-type="string">
            <text:p>Family &amp; Community</text:p>
          </table:table-cell>
          <table:table-cell table:number-columns-repeated="1022"/>
        </table:table-row>
        <table:table-row table:style-name="ro1">
          <table:table-cell office:value-type="string">
            <text:p>Top/Society/Folklore</text:p>
          </table:table-cell>
          <table:table-cell office:value-type="string">
            <text:p>Family &amp; Community</text:p>
          </table:table-cell>
          <table:table-cell table:number-columns-repeated="1022"/>
        </table:table-row>
        <table:table-row table:style-name="ro1">
          <table:table-cell office:value-type="string">
            <text:p>Top/Society/Future</text:p>
          </table:table-cell>
          <table:table-cell office:value-type="string">
            <text:p>Family &amp; Community</text:p>
          </table:table-cell>
          <table:table-cell table:number-columns-repeated="1022"/>
        </table:table-row>
        <table:table-row table:style-name="ro1">
          <table:table-cell office:value-type="string">
            <text:p>Top/Society/Gay,_Lesbian,_and_Bisexual</text:p>
          </table:table-cell>
          <table:table-cell office:value-type="string">
            <text:p>Family &amp; Community</text:p>
          </table:table-cell>
          <table:table-cell table:number-columns-repeated="1022"/>
        </table:table-row>
        <table:table-row table:style-name="ro1">
          <table:table-cell office:value-type="string">
            <text:p>Top/Society/Genealogy</text:p>
          </table:table-cell>
          <table:table-cell office:value-type="string">
            <text:p>Hobbies &amp; Leisure</text:p>
          </table:table-cell>
          <table:table-cell table:number-columns-repeated="1022"/>
        </table:table-row>
        <table:table-row table:style-name="ro1">
          <table:table-cell office:value-type="string">
            <text:p>Top/Society/Government</text:p>
          </table:table-cell>
          <table:table-cell office:value-type="string">
            <text:p>Law &amp; Government</text:p>
          </table:table-cell>
          <table:table-cell table:number-columns-repeated="1022"/>
        </table:table-row>
        <table:table-row table:style-name="ro1">
          <table:table-cell office:value-type="string">
            <text:p>Top/Society/History</text:p>
          </table:table-cell>
          <table:table-cell office:value-type="string">
            <text:p>Family &amp; Community</text:p>
          </table:table-cell>
          <table:table-cell table:number-columns-repeated="1022"/>
        </table:table-row>
        <table:table-row table:style-name="ro1">
          <table:table-cell office:value-type="string">
            <text:p>Top/Society/Holidays</text:p>
          </table:table-cell>
          <table:table-cell office:value-type="string">
            <text:p>Occasions &amp; Gifts</text:p>
          </table:table-cell>
          <table:table-cell table:number-columns-repeated="1022"/>
        </table:table-row>
        <table:table-row table:style-name="ro1">
          <table:table-cell office:value-type="string">
            <text:p>Top/Society/Issues</text:p>
          </table:table-cell>
          <table:table-cell office:value-type="string">
            <text:p>Family &amp; Community</text:p>
          </table:table-cell>
          <table:table-cell table:number-columns-repeated="1022"/>
        </table:table-row>
        <table:table-row table:style-name="ro1">
          <table:table-cell office:value-type="string">
            <text:p>Top/Society/Law</text:p>
          </table:table-cell>
          <table:table-cell office:value-type="string">
            <text:p>Law &amp; Government</text:p>
          </table:table-cell>
          <table:table-cell table:number-columns-repeated="1022"/>
        </table:table-row>
        <table:table-row table:style-name="ro1">
          <table:table-cell office:value-type="string">
            <text:p>Top/Society/Lifestyle_Choices</text:p>
          </table:table-cell>
          <table:table-cell office:value-type="string">
            <text:p>Family &amp; Community</text:p>
          </table:table-cell>
          <table:table-cell table:number-columns-repeated="1022"/>
        </table:table-row>
        <table:table-row table:style-name="ro1">
          <table:table-cell office:value-type="string">
            <text:p>Top/Society/Military</text:p>
          </table:table-cell>
          <table:table-cell office:value-type="string">
            <text:p>Law &amp; Government</text:p>
          </table:table-cell>
          <table:table-cell table:number-columns-repeated="1022"/>
        </table:table-row>
        <table:table-row table:style-name="ro1">
          <table:table-cell office:value-type="string">
            <text:p>Top/Society/Organizations</text:p>
          </table:table-cell>
          <table:table-cell office:value-type="string">
            <text:p>Family &amp; Community</text:p>
          </table:table-cell>
          <table:table-cell table:number-columns-repeated="1022"/>
        </table:table-row>
        <table:table-row table:style-name="ro1">
          <table:table-cell office:value-type="string">
            <text:p>Top/Society/Paranormal</text:p>
          </table:table-cell>
          <table:table-cell office:value-type="string">
            <text:p>Family &amp; Community</text:p>
          </table:table-cell>
          <table:table-cell table:number-columns-repeated="1022"/>
        </table:table-row>
        <table:table-row table:style-name="ro1">
          <table:table-cell office:value-type="string">
            <text:p>Top/Society/People</text:p>
          </table:table-cell>
          <table:table-cell office:value-type="string">
            <text:p>Family &amp; Community</text:p>
          </table:table-cell>
          <table:table-cell table:number-columns-repeated="1022"/>
        </table:table-row>
        <table:table-row table:style-name="ro1">
          <table:table-cell office:value-type="string">
            <text:p>Top/Society/Philanthropy</text:p>
          </table:table-cell>
          <table:table-cell office:value-type="string">
            <text:p>Family &amp; Community</text:p>
          </table:table-cell>
          <table:table-cell table:number-columns-repeated="1022"/>
        </table:table-row>
        <table:table-row table:style-name="ro1">
          <table:table-cell office:value-type="string">
            <text:p>Top/Society/Philosophy</text:p>
          </table:table-cell>
          <table:table-cell office:value-type="string">
            <text:p>Family &amp; Community</text:p>
          </table:table-cell>
          <table:table-cell table:number-columns-repeated="1022"/>
        </table:table-row>
        <table:table-row table:style-name="ro1">
          <table:table-cell office:value-type="string">
            <text:p>Top/Society/Politics</text:p>
          </table:table-cell>
          <table:table-cell office:value-type="string">
            <text:p>Law &amp; Government</text:p>
          </table:table-cell>
          <table:table-cell table:number-columns-repeated="1022"/>
        </table:table-row>
        <table:table-row table:style-name="ro1">
          <table:table-cell office:value-type="string">
            <text:p>Top/Society/Relationships</text:p>
          </table:table-cell>
          <table:table-cell office:value-type="string">
            <text:p>Family &amp; Community</text:p>
          </table:table-cell>
          <table:table-cell table:number-columns-repeated="1022"/>
        </table:table-row>
        <table:table-row table:style-name="ro1">
          <table:table-cell office:value-type="string">
            <text:p>Top/Society/Religion_and_Spirituality</text:p>
          </table:table-cell>
          <table:table-cell office:value-type="string">
            <text:p>Family &amp; Community</text:p>
          </table:table-cell>
          <table:table-cell table:number-columns-repeated="1022"/>
        </table:table-row>
        <table:table-row table:style-name="ro1">
          <table:table-cell office:value-type="string">
            <text:p>Top/Society/Sexuality</text:p>
          </table:table-cell>
          <table:table-cell office:value-type="string">
            <text:p>Family &amp; Community</text:p>
          </table:table-cell>
          <table:table-cell table:number-columns-repeated="1022"/>
        </table:table-row>
        <table:table-row table:style-name="ro1">
          <table:table-cell office:value-type="string">
            <text:p>Top/Society/Subcultures</text:p>
          </table:table-cell>
          <table:table-cell office:value-type="string">
            <text:p>Family &amp; Community</text:p>
          </table:table-cell>
          <table:table-cell table:number-columns-repeated="1022"/>
        </table:table-row>
        <table:table-row table:style-name="ro1">
          <table:table-cell office:value-type="string">
            <text:p>Top/Society/Support_Groups</text:p>
          </table:table-cell>
          <table:table-cell office:value-type="string">
            <text:p>Family &amp; Community</text:p>
          </table:table-cell>
          <table:table-cell table:number-columns-repeated="1022"/>
        </table:table-row>
        <table:table-row table:style-name="ro2">
          <table:table-cell office:value-type="string">
            <text:p>Top/Society/Transgendered</text:p>
          </table:table-cell>
          <table:table-cell office:value-type="string">
            <text:p>Family &amp; Community</text:p>
          </table:table-cell>
          <table:table-cell table:number-columns-repeated="1022"/>
        </table:table-row>
        <table:table-row table:style-name="ro1">
          <table:table-cell office:value-type="string">
            <text:p>Top/Society/Work</text:p>
          </table:table-cell>
          <table:table-cell office:value-type="string">
            <text:p>Family &amp; Community</text:p>
          </table:table-cell>
          <table:table-cell table:number-columns-repeated="1022"/>
        </table:table-row>
        <table:table-row table:style-name="ro1">
          <table:table-cell office:value-type="string">
            <text:p>Top/Sports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Adventure_Racing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2">
          <table:table-cell office:value-type="string">
            <text:p>Top/Sports/Airsoft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Animal_Sports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Archery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Badminton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Baseball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Basketball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2">
          <table:table-cell office:value-type="string">
            <text:p>Top/Sports/Bocce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Boomerang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Bowling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Boxing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2">
          <table:table-cell office:value-type="string">
            <text:p>Top/Sports/Cheerleading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College_and_University</text:p>
          </table:table-cell>
          <table:table-cell office:value-type="string">
            <text:p>Sports &amp; Fitness</text:p>
          </table:table-cell>
          <table:table-cell office:value-type="string">
            <text:p>Jobs &amp; Education</text:p>
          </table:table-cell>
          <table:table-cell table:number-columns-repeated="1021"/>
        </table:table-row>
        <table:table-row table:style-name="ro1">
          <table:table-cell office:value-type="string">
            <text:p>Top/Sports/Cricket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Croquet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Cue_Sports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Cycling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Darts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Disabled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Equestrian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Events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Extreme_Sports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Fantasy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Fencing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Flying_Discs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2">
          <table:table-cell office:value-type="string">
            <text:p>Top/Sports/Footbag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Football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Gaelic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2">
          <table:table-cell office:value-type="string">
            <text:p>Top/Sports/Goalball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Golf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Greyhound_Racing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Gymnastics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Handball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Hockey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Informal_Sports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2">
          <table:table-cell office:value-type="string">
            <text:p>Top/Sports/Jai_Alai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2">
          <table:table-cell office:value-type="string">
            <text:p>Top/Sports/Kabbadi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2">
          <table:table-cell office:value-type="string">
            <text:p>Top/Sports/Korfball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Lacrosse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Laser_Games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Lumberjack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Martial_Arts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2">
          <table:table-cell office:value-type="string">
            <text:p>Top/Sports/Motorsports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Multi-Sports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Netball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Officiating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Organizations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Orienteering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2">
          <table:table-cell office:value-type="string">
            <text:p>Top/Sports/Paddleball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2">
          <table:table-cell office:value-type="string">
            <text:p>Top/Sports/Paintball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People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2">
          <table:table-cell office:value-type="string">
            <text:p>Top/Sports/Pesäpallo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2">
          <table:table-cell office:value-type="string">
            <text:p>Top/Sports/Petanque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Professional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Racquetball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Resources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Rodeo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Rope_Skipping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Rounders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Running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2">
          <table:table-cell office:value-type="string">
            <text:p>Top/Sports/Sepak_Takraw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Skateboarding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Skating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Soccer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Softball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Software</text:p>
          </table:table-cell>
          <table:table-cell office:value-type="string">
            <text:p>Sports &amp; Fitness</text:p>
          </table:table-cell>
          <table:table-cell office:value-type="string">
            <text:p>Computers &amp; Consumer Electronics</text:p>
          </table:table-cell>
          <table:table-cell table:number-columns-repeated="1021"/>
        </table:table-row>
        <table:table-row table:style-name="ro1">
          <table:table-cell office:value-type="string">
            <text:p>Top/Sports/Squash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Strength_Sports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Table_Tennis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2">
          <table:table-cell office:value-type="string">
            <text:p>Top/Sports/Tchoukball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Team_Handball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Team_Spirit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Tennis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Track_and_Field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Volleyball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Walking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Water_Sports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Winter_Sports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Women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Wrestling</text:p>
          </table:table-cell>
          <table:table-cell office:value-type="string">
            <text:p>Sports &amp; Fitness</text:p>
          </table:table-cell>
          <table:table-cell table:number-columns-repeated="1022"/>
        </table:table-row>
        <table:table-row table:style-name="ro1">
          <table:table-cell office:value-type="string">
            <text:p>Top/Sports/Youth_and_High_School</text:p>
          </table:table-cell>
          <table:table-cell office:value-type="string">
            <text:p>Sports &amp; Fitness</text:p>
          </table:table-cell>
          <table:table-cell office:value-type="string">
            <text:p>Jobs &amp; Education</text:p>
          </table:table-cell>
          <table:table-cell table:number-columns-repeated="1021"/>
        </table:table-row>
        <table:table-row table:style-name="ro1" table:number-rows-repeated="10480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hoo" table:style-name="ta1"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>
            <text:p>Addiction &amp; Substance Abuse</text:p>
          </table:table-cell>
          <table:table-cell office:value-type="string">
            <text:p>Family &amp; Community</text:p>
          </table:table-cell>
          <table:table-cell office:value-type="string">
            <text:p>Health</text:p>
          </table:table-cell>
        </table:table-row>
        <table:table-row table:style-name="ro1">
          <table:table-cell office:value-type="string">
            <text:p>Agriculture</text:p>
          </table:table-cell>
          <table:table-cell office:value-type="string">
            <text:p>Business &amp; Industrial</text:p>
          </table:table-cell>
          <table:table-cell/>
        </table:table-row>
        <table:table-row table:style-name="ro1">
          <table:table-cell office:value-type="string">
            <text:p>American Football</text:p>
          </table:table-cell>
          <table:table-cell office:value-type="string">
            <text:p>Sports &amp; Fitness</text:p>
          </table:table-cell>
          <table:table-cell/>
        </table:table-row>
        <table:table-row table:style-name="ro1">
          <table:table-cell office:value-type="string">
            <text:p>Armed Forces</text:p>
          </table:table-cell>
          <table:table-cell office:value-type="string">
            <text:p>Law &amp; Government</text:p>
          </table:table-cell>
          <table:table-cell/>
        </table:table-row>
        <table:table-row table:style-name="ro1">
          <table:table-cell office:value-type="string">
            <text:p>Arts &amp; Crafts</text:p>
          </table:table-cell>
          <table:table-cell office:value-type="string">
            <text:p>Arts &amp; Entertainment</text:p>
          </table:table-cell>
          <table:table-cell/>
        </table:table-row>
        <table:table-row table:style-name="ro1">
          <table:table-cell table:number-columns-repeated="2" office:value-type="string">
            <text:p>Arts &amp; Entertainment</text:p>
          </table:table-cell>
          <table:table-cell/>
        </table:table-row>
        <table:table-row table:style-name="ro1">
          <table:table-cell office:value-type="string">
            <text:p>Arts &amp; Entertainment Events</text:p>
          </table:table-cell>
          <table:table-cell office:value-type="string">
            <text:p>Arts &amp; Entertainment</text:p>
          </table:table-cell>
          <table:table-cell/>
        </table:table-row>
        <table:table-row table:style-name="ro1">
          <table:table-cell office:value-type="string">
            <text:p>Arts &amp; Entertainment Tickets</text:p>
          </table:table-cell>
          <table:table-cell office:value-type="string">
            <text:p>Arts &amp; Entertainment</text:p>
          </table:table-cell>
          <table:table-cell/>
        </table:table-row>
        <table:table-row table:style-name="ro1">
          <table:table-cell office:value-type="string">
            <text:p>Athletics, Track &amp; Field</text:p>
          </table:table-cell>
          <table:table-cell office:value-type="string">
            <text:p>Sports &amp; Fitness</text:p>
          </table:table-cell>
          <table:table-cell/>
        </table:table-row>
        <table:table-row table:style-name="ro1">
          <table:table-cell office:value-type="string">
            <text:p>Audio Technology</text:p>
          </table:table-cell>
          <table:table-cell office:value-type="string">
            <text:p>Arts &amp; Entertainment</text:p>
          </table:table-cell>
          <table:table-cell/>
        </table:table-row>
        <table:table-row table:style-name="ro1">
          <table:table-cell office:value-type="string">
            <text:p>Autos</text:p>
          </table:table-cell>
          <table:table-cell office:value-type="string">
            <text:p>Vehicles</text:p>
          </table:table-cell>
          <table:table-cell/>
        </table:table-row>
        <table:table-row table:style-name="ro1">
          <table:table-cell office:value-type="string">
            <text:p>Autos Parts &amp; Accessories</text:p>
          </table:table-cell>
          <table:table-cell office:value-type="string">
            <text:p>Vehicles</text:p>
          </table:table-cell>
          <table:table-cell/>
        </table:table-row>
        <table:table-row table:style-name="ro1">
          <table:table-cell office:value-type="string">
            <text:p>Banking &amp; Budgeting</text:p>
          </table:table-cell>
          <table:table-cell office:value-type="string">
            <text:p>Finance</text:p>
          </table:table-cell>
          <table:table-cell/>
        </table:table-row>
        <table:table-row table:style-name="ro1">
          <table:table-cell office:value-type="string">
            <text:p>Baseball</text:p>
          </table:table-cell>
          <table:table-cell office:value-type="string">
            <text:p>Sports &amp; Fitness</text:p>
          </table:table-cell>
          <table:table-cell/>
        </table:table-row>
        <table:table-row table:style-name="ro1">
          <table:table-cell office:value-type="string">
            <text:p>Basketball</text:p>
          </table:table-cell>
          <table:table-cell office:value-type="string">
            <text:p>Sports &amp; Fitness</text:p>
          </table:table-cell>
          <table:table-cell/>
        </table:table-row>
        <table:table-row table:style-name="ro1">
          <table:table-cell office:value-type="string">
            <text:p>Beauty</text:p>
          </table:table-cell>
          <table:table-cell office:value-type="string">
            <text:p>Beauty &amp; Personal Care</text:p>
          </table:table-cell>
          <table:table-cell/>
        </table:table-row>
        <table:table-row table:style-name="ro1">
          <table:table-cell office:value-type="string">
            <text:p>Bedding &amp; Linens</text:p>
          </table:table-cell>
          <table:table-cell office:value-type="string">
            <text:p>Home &amp; Garden</text:p>
          </table:table-cell>
          <table:table-cell office:value-type="string">
            <text:p>Family &amp; Community</text:p>
          </table:table-cell>
        </table:table-row>
        <table:table-row table:style-name="ro1">
          <table:table-cell office:value-type="string">
            <text:p>Books &amp; Publishing</text:p>
          </table:table-cell>
          <table:table-cell office:value-type="string">
            <text:p>News, Media &amp; Publications</text:p>
          </table:table-cell>
          <table:table-cell/>
        </table:table-row>
        <table:table-row table:style-name="ro1">
          <table:table-cell office:value-type="string">
            <text:p>Boxing</text:p>
          </table:table-cell>
          <table:table-cell office:value-type="string">
            <text:p>Sports &amp; Fitness</text:p>
          </table:table-cell>
          <table:table-cell/>
        </table:table-row>
        <table:table-row table:style-name="ro1">
          <table:table-cell office:value-type="string">
            <text:p>Business</text:p>
          </table:table-cell>
          <table:table-cell office:value-type="string">
            <text:p>Business &amp; Industrial</text:p>
          </table:table-cell>
          <table:table-cell/>
        </table:table-row>
        <table:table-row table:style-name="ro1">
          <table:table-cell office:value-type="string">
            <text:p>Business Services &amp; Activities</text:p>
          </table:table-cell>
          <table:table-cell office:value-type="string">
            <text:p>Business &amp; Industrial</text:p>
          </table:table-cell>
          <table:table-cell/>
        </table:table-row>
        <table:table-row table:style-name="ro1">
          <table:table-cell office:value-type="string">
            <text:p>Cameras &amp; Photography</text:p>
          </table:table-cell>
          <table:table-cell office:value-type="string">
            <text:p>Hobbies &amp; Leisure</text:p>
          </table:table-cell>
          <table:table-cell/>
        </table:table-row>
        <table:table-row table:style-name="ro1">
          <table:table-cell office:value-type="string">
            <text:p>Cancer</text:p>
          </table:table-cell>
          <table:table-cell office:value-type="string">
            <text:p>Health</text:p>
          </table:table-cell>
          <table:table-cell/>
        </table:table-row>
        <table:table-row table:style-name="ro1">
          <table:table-cell office:value-type="string">
            <text:p>Cartoons &amp; Comics</text:p>
          </table:table-cell>
          <table:table-cell office:value-type="string">
            <text:p>Arts &amp; Entertainment</text:p>
          </table:table-cell>
          <table:table-cell/>
        </table:table-row>
        <table:table-row table:style-name="ro1">
          <table:table-cell office:value-type="string">
            <text:p>Cats</text:p>
          </table:table-cell>
          <table:table-cell office:value-type="string">
            <text:p>Hobbies &amp; Leisure</text:p>
          </table:table-cell>
          <table:table-cell/>
        </table:table-row>
        <table:table-row table:style-name="ro1">
          <table:table-cell office:value-type="string">
            <text:p>Celebrities</text:p>
          </table:table-cell>
          <table:table-cell office:value-type="string">
            <text:p>News, Media &amp; Publications</text:p>
          </table:table-cell>
          <table:table-cell/>
        </table:table-row>
        <table:table-row table:style-name="ro1">
          <table:table-cell office:value-type="string">
            <text:p>Christianity</text:p>
          </table:table-cell>
          <table:table-cell office:value-type="string">
            <text:p>Family &amp; Community</text:p>
          </table:table-cell>
          <table:table-cell/>
        </table:table-row>
        <table:table-row table:style-name="ro1">
          <table:table-cell office:value-type="string">
            <text:p>Clothes &amp; Apparel</text:p>
          </table:table-cell>
          <table:table-cell office:value-type="string">
            <text:p>Apparel</text:p>
          </table:table-cell>
          <table:table-cell/>
        </table:table-row>
        <table:table-row table:style-name="ro1">
          <table:table-cell office:value-type="string">
            <text:p>Colleges</text:p>
          </table:table-cell>
          <table:table-cell office:value-type="string">
            <text:p>Jobs &amp; Education</text:p>
          </table:table-cell>
          <table:table-cell/>
        </table:table-row>
        <table:table-row table:style-name="ro1">
          <table:table-cell office:value-type="string">
            <text:p>Commodity Markets</text:p>
          </table:table-cell>
          <table:table-cell office:value-type="string">
            <text:p>Retailers &amp; General Merchandise</text:p>
          </table:table-cell>
          <table:table-cell office:value-type="string">
            <text:p>Finance</text:p>
          </table:table-cell>
        </table:table-row>
        <table:table-row table:style-name="ro1">
          <table:table-cell office:value-type="string">
            <text:p>Company Legal &amp; Law Matters</text:p>
          </table:table-cell>
          <table:table-cell office:value-type="string">
            <text:p>Law &amp; Government</text:p>
          </table:table-cell>
          <table:table-cell/>
        </table:table-row>
        <table:table-row table:style-name="ro3">
          <table:table-cell office:value-type="string">
            <text:p>Computing</text:p>
          </table:table-cell>
          <table:table-cell office:value-type="string">
            <text:p>Computers &amp; Consumer Electronics</text:p>
          </table:table-cell>
          <table:table-cell office:value-type="string">
            <text:p>Internet &amp; Telecom</text:p>
          </table:table-cell>
        </table:table-row>
        <table:table-row table:style-name="ro1">
          <table:table-cell office:value-type="string">
            <text:p>Conservation &amp; Recycling</text:p>
          </table:table-cell>
          <table:table-cell office:value-type="string">
            <text:p>Business &amp; Industrial</text:p>
          </table:table-cell>
          <table:table-cell/>
        </table:table-row>
        <table:table-row table:style-name="ro1">
          <table:table-cell office:value-type="string">
            <text:p>Consumer Discretionary</text:p>
          </table:table-cell>
          <table:table-cell office:value-type="string">
            <text:p>Retailers &amp; General Merchandise</text:p>
          </table:table-cell>
          <table:table-cell office:value-type="string">
            <text:p>Hobbies &amp; Leisure</text:p>
          </table:table-cell>
        </table:table-row>
        <table:table-row table:style-name="ro1">
          <table:table-cell office:value-type="string">
            <text:p>Contests &amp; Giveaways</text:p>
          </table:table-cell>
          <table:table-cell office:value-type="string">
            <text:p>Hobbies &amp; Leisure</text:p>
          </table:table-cell>
          <table:table-cell/>
        </table:table-row>
        <table:table-row table:style-name="ro1">
          <table:table-cell office:value-type="string">
            <text:p>Cosmetics</text:p>
          </table:table-cell>
          <table:table-cell office:value-type="string">
            <text:p>Beauty &amp; Personal Care</text:p>
          </table:table-cell>
          <table:table-cell/>
        </table:table-row>
        <table:table-row table:style-name="ro1">
          <table:table-cell office:value-type="string">
            <text:p>Cricket</text:p>
          </table:table-cell>
          <table:table-cell office:value-type="string">
            <text:p>Sports &amp; Fitness</text:p>
          </table:table-cell>
          <table:table-cell/>
        </table:table-row>
        <table:table-row table:style-name="ro1">
          <table:table-cell office:value-type="string">
            <text:p>Crime &amp; Justice</text:p>
          </table:table-cell>
          <table:table-cell office:value-type="string">
            <text:p>Law &amp; Government</text:p>
          </table:table-cell>
          <table:table-cell/>
        </table:table-row>
        <table:table-row table:style-name="ro1">
          <table:table-cell office:value-type="string">
            <text:p>Cultural Groups</text:p>
          </table:table-cell>
          <table:table-cell office:value-type="string">
            <text:p>Family &amp; Community</text:p>
          </table:table-cell>
          <table:table-cell/>
        </table:table-row>
        <table:table-row table:style-name="ro1">
          <table:table-cell office:value-type="string">
            <text:p>Currency</text:p>
          </table:table-cell>
          <table:table-cell office:value-type="string">
            <text:p>Finance</text:p>
          </table:table-cell>
          <table:table-cell/>
        </table:table-row>
        <table:table-row table:style-name="ro1">
          <table:table-cell office:value-type="string">
            <text:p>Currency Exchange</text:p>
          </table:table-cell>
          <table:table-cell office:value-type="string">
            <text:p>Finance</text:p>
          </table:table-cell>
          <table:table-cell/>
        </table:table-row>
        <table:table-row table:style-name="ro1">
          <table:table-cell office:value-type="string">
            <text:p>Cycling</text:p>
          </table:table-cell>
          <table:table-cell office:value-type="string">
            <text:p>Sports &amp; Fitness</text:p>
          </table:table-cell>
          <table:table-cell/>
        </table:table-row>
        <table:table-row table:style-name="ro1">
          <table:table-cell office:value-type="string">
            <text:p>Dating</text:p>
          </table:table-cell>
          <table:table-cell office:value-type="string">
            <text:p>Family &amp; Community</text:p>
          </table:table-cell>
          <table:table-cell/>
        </table:table-row>
        <table:table-row table:style-name="ro1">
          <table:table-cell office:value-type="string">
            <text:p>Death &amp; Funeral</text:p>
          </table:table-cell>
          <table:table-cell office:value-type="string">
            <text:p>Occasions &amp; Gifts</text:p>
          </table:table-cell>
          <table:table-cell/>
        </table:table-row>
        <table:table-row table:style-name="ro1">
          <table:table-cell table:number-columns-repeated="2" office:value-type="string">
            <text:p>Dining &amp; Nightlife</text:p>
          </table:table-cell>
          <table:table-cell/>
        </table:table-row>
        <table:table-row table:style-name="ro1">
          <table:table-cell office:value-type="string">
            <text:p>Disasters &amp; Accidents</text:p>
          </table:table-cell>
          <table:table-cell office:value-type="string">
            <text:p>Family &amp; Community</text:p>
          </table:table-cell>
          <table:table-cell office:value-type="string">
            <text:p>Law &amp; Government</text:p>
          </table:table-cell>
        </table:table-row>
        <table:table-row table:style-name="ro1">
          <table:table-cell office:value-type="string">
            <text:p>Disease &amp; Medical Conditions</text:p>
          </table:table-cell>
          <table:table-cell office:value-type="string">
            <text:p>Health</text:p>
          </table:table-cell>
          <table:table-cell/>
        </table:table-row>
        <table:table-row table:style-name="ro1">
          <table:table-cell office:value-type="string">
            <text:p>DIY &amp; Home Improvement</text:p>
          </table:table-cell>
          <table:table-cell office:value-type="string">
            <text:p>Home &amp; Garden</text:p>
          </table:table-cell>
          <table:table-cell/>
        </table:table-row>
        <table:table-row table:style-name="ro1">
          <table:table-cell office:value-type="string">
            <text:p>Education</text:p>
          </table:table-cell>
          <table:table-cell office:value-type="string">
            <text:p>Jobs &amp; Education</text:p>
          </table:table-cell>
          <table:table-cell/>
        </table:table-row>
        <table:table-row table:style-name="ro1">
          <table:table-cell office:value-type="string">
            <text:p>Employment &amp; Career</text:p>
          </table:table-cell>
          <table:table-cell office:value-type="string">
            <text:p>Jobs &amp; Education</text:p>
          </table:table-cell>
          <table:table-cell/>
        </table:table-row>
        <table:table-row table:style-name="ro1">
          <table:table-cell office:value-type="string">
            <text:p>Energy Industry</text:p>
          </table:table-cell>
          <table:table-cell office:value-type="string">
            <text:p>Business &amp; Industrial</text:p>
          </table:table-cell>
          <table:table-cell/>
        </table:table-row>
        <table:table-row table:style-name="ro1">
          <table:table-cell office:value-type="string">
            <text:p>Engineering</text:p>
          </table:table-cell>
          <table:table-cell office:value-type="string">
            <text:p>Business &amp; Industrial</text:p>
          </table:table-cell>
          <table:table-cell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Business &amp; Industrial</text:p>
          </table:table-cell>
          <table:table-cell office:value-type="string">
            <text:p>Family &amp; Community</text:p>
          </table:table-cell>
        </table:table-row>
        <table:table-row table:style-name="ro1">
          <table:table-cell office:value-type="string">
            <text:p>Event Planning</text:p>
          </table:table-cell>
          <table:table-cell office:value-type="string">
            <text:p>Business &amp; Industrial</text:p>
          </table:table-cell>
          <table:table-cell office:value-type="string">
            <text:p>Occasions &amp; Gifts</text:p>
          </table:table-cell>
        </table:table-row>
        <table:table-row table:style-name="ro1">
          <table:table-cell office:value-type="string">
            <text:p>Family Health</text:p>
          </table:table-cell>
          <table:table-cell office:value-type="string">
            <text:p>Health</text:p>
          </table:table-cell>
          <table:table-cell office:value-type="string">
            <text:p>Family &amp; Community</text:p>
          </table:table-cell>
        </table:table-row>
        <table:table-row table:style-name="ro1">
          <table:table-cell office:value-type="string">
            <text:p>Family &amp; Relationships</text:p>
          </table:table-cell>
          <table:table-cell office:value-type="string">
            <text:p>Family &amp; Community</text:p>
          </table:table-cell>
          <table:table-cell/>
        </table:table-row>
        <table:table-row table:style-name="ro1">
          <table:table-cell office:value-type="string">
            <text:p>Fashion</text:p>
          </table:table-cell>
          <table:table-cell office:value-type="string">
            <text:p>Beauty &amp; Personal Care</text:p>
          </table:table-cell>
          <table:table-cell office:value-type="string">
            <text:p>Apparel</text:p>
          </table:table-cell>
        </table:table-row>
        <table:table-row table:style-name="ro1">
          <table:table-cell table:number-columns-repeated="2" office:value-type="string">
            <text:p>Finance</text:p>
          </table:table-cell>
          <table:table-cell/>
        </table:table-row>
        <table:table-row table:style-name="ro1">
          <table:table-cell office:value-type="string">
            <text:p>Financial Fraud Prevention</text:p>
          </table:table-cell>
          <table:table-cell office:value-type="string">
            <text:p>Finance</text:p>
          </table:table-cell>
          <table:table-cell/>
        </table:table-row>
        <table:table-row table:style-name="ro1">
          <table:table-cell office:value-type="string">
            <text:p>Fitness</text:p>
          </table:table-cell>
          <table:table-cell office:value-type="string">
            <text:p>Sports &amp; Fitness</text:p>
          </table:table-cell>
          <table:table-cell/>
        </table:table-row>
        <table:table-row table:style-name="ro1">
          <table:table-cell office:value-type="string">
            <text:p>Food &amp; Cooking</text:p>
          </table:table-cell>
          <table:table-cell office:value-type="string">
            <text:p>Food &amp; Groceries</text:p>
          </table:table-cell>
          <table:table-cell/>
        </table:table-row>
        <table:table-row table:style-name="ro1">
          <table:table-cell office:value-type="string">
            <text:p>Foreign Policy</text:p>
          </table:table-cell>
          <table:table-cell office:value-type="string">
            <text:p>Law &amp; Government</text:p>
          </table:table-cell>
          <table:table-cell/>
        </table:table-row>
        <table:table-row table:style-name="ro1">
          <table:table-cell office:value-type="string">
            <text:p>Furniture</text:p>
          </table:table-cell>
          <table:table-cell office:value-type="string">
            <text:p>Home &amp; Garden</text:p>
          </table:table-cell>
          <table:table-cell/>
        </table:table-row>
        <table:table-row table:style-name="ro1">
          <table:table-cell office:value-type="string">
            <text:p>Game Consoles</text:p>
          </table:table-cell>
          <table:table-cell office:value-type="string">
            <text:p>Hobbies &amp; Leisure</text:p>
          </table:table-cell>
          <table:table-cell/>
        </table:table-row>
        <table:table-row table:style-name="ro1">
          <table:table-cell office:value-type="string">
            <text:p>Genealogy</text:p>
          </table:table-cell>
          <table:table-cell office:value-type="string">
            <text:p>Hobbies &amp; Leisure</text:p>
          </table:table-cell>
          <table:table-cell/>
        </table:table-row>
        <table:table-row table:style-name="ro1">
          <table:table-cell office:value-type="string">
            <text:p>GLBT Issues</text:p>
          </table:table-cell>
          <table:table-cell office:value-type="string">
            <text:p>Family &amp; Community</text:p>
          </table:table-cell>
          <table:table-cell office:value-type="string">
            <text:p>Travel &amp; Tourism</text:p>
          </table:table-cell>
        </table:table-row>
        <table:table-row table:style-name="ro1">
          <table:table-cell office:value-type="string">
            <text:p>Golf</text:p>
          </table:table-cell>
          <table:table-cell office:value-type="string">
            <text:p>Sports &amp; Fitness</text:p>
          </table:table-cell>
          <table:table-cell/>
        </table:table-row>
        <table:table-row table:style-name="ro1">
          <table:table-cell office:value-type="string">
            <text:p>Government</text:p>
          </table:table-cell>
          <table:table-cell office:value-type="string">
            <text:p>Law &amp; Government</text:p>
          </table:table-cell>
          <table:table-cell/>
        </table:table-row>
        <table:table-row table:style-name="ro1">
          <table:table-cell office:value-type="string">
            <text:p>Government Agencies</text:p>
          </table:table-cell>
          <table:table-cell office:value-type="string">
            <text:p>Law &amp; Government</text:p>
          </table:table-cell>
          <table:table-cell/>
        </table:table-row>
        <table:table-row table:style-name="ro3">
          <table:table-cell office:value-type="string">
            <text:p>Handheld &amp; Connected Devices</text:p>
          </table:table-cell>
          <table:table-cell office:value-type="string">
            <text:p>Computers &amp; Consumer Electronics</text:p>
          </table:table-cell>
          <table:table-cell/>
        </table:table-row>
        <table:table-row table:style-name="ro1">
          <table:table-cell table:number-columns-repeated="2" office:value-type="string">
            <text:p>Health</text:p>
          </table:table-cell>
          <table:table-cell/>
        </table:table-row>
        <table:table-row table:style-name="ro1">
          <table:table-cell office:value-type="string">
            <text:p>History</text:p>
          </table:table-cell>
          <table:table-cell office:value-type="string">
            <text:p>Family &amp; Community</text:p>
          </table:table-cell>
          <table:table-cell/>
        </table:table-row>
        <table:table-row table:style-name="ro1">
          <table:table-cell office:value-type="string">
            <text:p>Hobbies &amp; Personal Activities</text:p>
          </table:table-cell>
          <table:table-cell office:value-type="string">
            <text:p>Hobbies &amp; Leisure</text:p>
          </table:table-cell>
          <table:table-cell/>
        </table:table-row>
        <table:table-row table:style-name="ro1">
          <table:table-cell office:value-type="string">
            <text:p>Hobby Events</text:p>
          </table:table-cell>
          <table:table-cell office:value-type="string">
            <text:p>Hobbies &amp; Leisure</text:p>
          </table:table-cell>
          <table:table-cell office:value-type="string">
            <text:p>Occasions &amp; Gifts</text:p>
          </table:table-cell>
        </table:table-row>
        <table:table-row table:style-name="ro1">
          <table:table-cell office:value-type="string">
            <text:p>Holidays &amp; Celebrations</text:p>
          </table:table-cell>
          <table:table-cell office:value-type="string">
            <text:p>Occasions &amp; Gifts</text:p>
          </table:table-cell>
          <table:table-cell/>
        </table:table-row>
        <table:table-row table:style-name="ro1">
          <table:table-cell office:value-type="string">
            <text:p>Home Decorating &amp; Interior Design</text:p>
          </table:table-cell>
          <table:table-cell office:value-type="string">
            <text:p>Home &amp; Garden</text:p>
          </table:table-cell>
          <table:table-cell/>
        </table:table-row>
        <table:table-row table:style-name="ro1">
          <table:table-cell table:number-columns-repeated="2" office:value-type="string">
            <text:p>Home &amp; Garden</text:p>
          </table:table-cell>
          <table:table-cell/>
        </table:table-row>
        <table:table-row table:style-name="ro1">
          <table:table-cell office:value-type="string">
            <text:p>Horse Racing</text:p>
          </table:table-cell>
          <table:table-cell office:value-type="string">
            <text:p>Sports &amp; Fitness</text:p>
          </table:table-cell>
          <table:table-cell office:value-type="string">
            <text:p>Hobbies &amp; Leisure</text:p>
          </table:table-cell>
        </table:table-row>
        <table:table-row table:style-name="ro1">
          <table:table-cell office:value-type="string">
            <text:p>Hotels, Restaurants &amp; Leisure Industry</text:p>
          </table:table-cell>
          <table:table-cell office:value-type="string">
            <text:p>Dining &amp; Nightlife</text:p>
          </table:table-cell>
          <table:table-cell office:value-type="string">
            <text:p>Travel &amp; Tourism</text:p>
          </table:table-cell>
        </table:table-row>
        <table:table-row table:style-name="ro1">
          <table:table-cell office:value-type="string">
            <text:p>Humanities</text:p>
          </table:table-cell>
          <table:table-cell office:value-type="string">
            <text:p>Arts &amp; Entertainment</text:p>
          </table:table-cell>
          <table:table-cell/>
        </table:table-row>
        <table:table-row table:style-name="ro1">
          <table:table-cell office:value-type="string">
            <text:p>Ice Hockey</text:p>
          </table:table-cell>
          <table:table-cell office:value-type="string">
            <text:p>Sports &amp; Fitness</text:p>
          </table:table-cell>
          <table:table-cell/>
        </table:table-row>
        <table:table-row table:style-name="ro1">
          <table:table-cell office:value-type="string">
            <text:p>Ice Skating</text:p>
          </table:table-cell>
          <table:table-cell office:value-type="string">
            <text:p>Sports &amp; Fitness</text:p>
          </table:table-cell>
          <table:table-cell/>
        </table:table-row>
        <table:table-row table:style-name="ro1">
          <table:table-cell office:value-type="string">
            <text:p>Infectious Diseases</text:p>
          </table:table-cell>
          <table:table-cell office:value-type="string">
            <text:p>Health</text:p>
          </table:table-cell>
          <table:table-cell/>
        </table:table-row>
        <table:table-row table:style-name="ro3">
          <table:table-cell office:value-type="string">
            <text:p>Information Technology</text:p>
          </table:table-cell>
          <table:table-cell office:value-type="string">
            <text:p>Internet &amp; Telecom</text:p>
          </table:table-cell>
          <table:table-cell/>
        </table:table-row>
        <table:table-row table:style-name="ro3">
          <table:table-cell office:value-type="string">
            <text:p>Internet &amp; Networking Technology</text:p>
          </table:table-cell>
          <table:table-cell office:value-type="string">
            <text:p>Internet &amp; Telecom</text:p>
          </table:table-cell>
          <table:table-cell/>
        </table:table-row>
        <table:table-row table:style-name="ro1">
          <table:table-cell office:value-type="string">
            <text:p>Investment &amp; Company Information</text:p>
          </table:table-cell>
          <table:table-cell office:value-type="string">
            <text:p>Finance</text:p>
          </table:table-cell>
          <table:table-cell/>
        </table:table-row>
        <table:table-row table:style-name="ro1">
          <table:table-cell office:value-type="string">
            <text:p>Jewelry &amp; Watches</text:p>
          </table:table-cell>
          <table:table-cell office:value-type="string">
            <text:p>Apparel</text:p>
          </table:table-cell>
          <table:table-cell/>
        </table:table-row>
        <table:table-row table:style-name="ro1">
          <table:table-cell office:value-type="string">
            <text:p>Lawn &amp; Garden</text:p>
          </table:table-cell>
          <table:table-cell office:value-type="string">
            <text:p>Home &amp; Garden</text:p>
          </table:table-cell>
          <table:table-cell/>
        </table:table-row>
        <table:table-row table:style-name="ro1">
          <table:table-cell office:value-type="string">
            <text:p>Legislative Branch</text:p>
          </table:table-cell>
          <table:table-cell office:value-type="string">
            <text:p>Law &amp; Government</text:p>
          </table:table-cell>
          <table:table-cell/>
        </table:table-row>
        <table:table-row table:style-name="ro1">
          <table:table-cell office:value-type="string">
            <text:p>Marathon</text:p>
          </table:table-cell>
          <table:table-cell office:value-type="string">
            <text:p>Sports &amp; Fitness</text:p>
          </table:table-cell>
          <table:table-cell/>
        </table:table-row>
        <table:table-row table:style-name="ro1">
          <table:table-cell office:value-type="string">
            <text:p>Markets &amp; Exchanges</text:p>
          </table:table-cell>
          <table:table-cell office:value-type="string">
            <text:p>Business &amp; Industrial</text:p>
          </table:table-cell>
          <table:table-cell office:value-type="string">
            <text:p>Finance</text:p>
          </table:table-cell>
        </table:table-row>
        <table:table-row table:style-name="ro1">
          <table:table-cell office:value-type="string">
            <text:p>Martial Arts</text:p>
          </table:table-cell>
          <table:table-cell office:value-type="string">
            <text:p>Sports &amp; Fitness</text:p>
          </table:table-cell>
          <table:table-cell/>
        </table:table-row>
        <table:table-row table:style-name="ro1">
          <table:table-cell office:value-type="string">
            <text:p>Media</text:p>
          </table:table-cell>
          <table:table-cell office:value-type="string">
            <text:p>News, Media &amp; Publications</text:p>
          </table:table-cell>
          <table:table-cell/>
        </table:table-row>
        <table:table-row table:style-name="ro1">
          <table:table-cell office:value-type="string">
            <text:p>Mental Health</text:p>
          </table:table-cell>
          <table:table-cell office:value-type="string">
            <text:p>Health</text:p>
          </table:table-cell>
          <table:table-cell/>
        </table:table-row>
        <table:table-row table:style-name="ro1">
          <table:table-cell office:value-type="string">
            <text:p>Military &amp; Defense</text:p>
          </table:table-cell>
          <table:table-cell office:value-type="string">
            <text:p>Law &amp; Government</text:p>
          </table:table-cell>
          <table:table-cell/>
        </table:table-row>
        <table:table-row table:style-name="ro1">
          <table:table-cell office:value-type="string">
            <text:p>Mixed Martial Arts</text:p>
          </table:table-cell>
          <table:table-cell office:value-type="string">
            <text:p>Sports &amp; Fitness</text:p>
          </table:table-cell>
          <table:table-cell/>
        </table:table-row>
        <table:table-row table:style-name="ro3">
          <table:table-cell office:value-type="string">
            <text:p>Mobile Apps</text:p>
          </table:table-cell>
          <table:table-cell office:value-type="string">
            <text:p>Internet &amp; Telecom</text:p>
          </table:table-cell>
          <table:table-cell/>
        </table:table-row>
        <table:table-row table:style-name="ro1">
          <table:table-cell office:value-type="string">
            <text:p>Motor Racing</text:p>
          </table:table-cell>
          <table:table-cell office:value-type="string">
            <text:p>Sports &amp; Fitness</text:p>
          </table:table-cell>
          <table:table-cell/>
        </table:table-row>
        <table:table-row table:style-name="ro1">
          <table:table-cell office:value-type="string">
            <text:p>Movies</text:p>
          </table:table-cell>
          <table:table-cell office:value-type="string">
            <text:p>Arts &amp; Entertainment</text:p>
          </table:table-cell>
          <table:table-cell/>
        </table:table-row>
        <table:table-row table:style-name="ro1">
          <table:table-cell office:value-type="string">
            <text:p>Music</text:p>
          </table:table-cell>
          <table:table-cell office:value-type="string">
            <text:p>Arts &amp; Entertainment</text:p>
          </table:table-cell>
          <table:table-cell/>
        </table:table-row>
        <table:table-row table:style-name="ro1">
          <table:table-cell office:value-type="string">
            <text:p>Musical Instruments</text:p>
          </table:table-cell>
          <table:table-cell office:value-type="string">
            <text:p>Arts &amp; Entertainment</text:p>
          </table:table-cell>
          <table:table-cell/>
        </table:table-row>
        <table:table-row table:style-name="ro1">
          <table:table-cell office:value-type="string">
            <text:p>Natural Phenomena</text:p>
          </table:table-cell>
          <table:table-cell office:value-type="string">
            <text:p>Science</text:p>
          </table:table-cell>
          <table:table-cell/>
        </table:table-row>
        <table:table-row table:style-name="ro1">
          <table:table-cell office:value-type="string">
            <text:p>Natural Resources</text:p>
          </table:table-cell>
          <table:table-cell office:value-type="string">
            <text:p>Science</text:p>
          </table:table-cell>
          <table:table-cell/>
        </table:table-row>
        <table:table-row table:style-name="ro1">
          <table:table-cell office:value-type="string">
            <text:p>Nature &amp; Environment</text:p>
          </table:table-cell>
          <table:table-cell office:value-type="string">
            <text:p>Science</text:p>
          </table:table-cell>
          <table:table-cell/>
        </table:table-row>
        <table:table-row table:style-name="ro1">
          <table:table-cell office:value-type="string">
            <text:p>Nutrition</text:p>
          </table:table-cell>
          <table:table-cell office:value-type="string">
            <text:p>Health</text:p>
          </table:table-cell>
          <table:table-cell/>
        </table:table-row>
        <table:table-row table:style-name="ro1">
          <table:table-cell office:value-type="string">
            <text:p>Oceanography</text:p>
          </table:table-cell>
          <table:table-cell office:value-type="string">
            <text:p>Science</text:p>
          </table:table-cell>
          <table:table-cell/>
        </table:table-row>
        <table:table-row table:style-name="ro1">
          <table:table-cell office:value-type="string">
            <text:p>Oil, Gas, &amp; Consumable Fuels</text:p>
          </table:table-cell>
          <table:table-cell office:value-type="string">
            <text:p>Business &amp; Industrial</text:p>
          </table:table-cell>
          <table:table-cell/>
        </table:table-row>
        <table:table-row table:style-name="ro1">
          <table:table-cell office:value-type="string">
            <text:p>Parenting</text:p>
          </table:table-cell>
          <table:table-cell office:value-type="string">
            <text:p>Family &amp; Community</text:p>
          </table:table-cell>
          <table:table-cell/>
        </table:table-row>
        <table:table-row table:style-name="ro1">
          <table:table-cell office:value-type="string">
            <text:p>Performing Arts</text:p>
          </table:table-cell>
          <table:table-cell office:value-type="string">
            <text:p>Arts &amp; Entertainment</text:p>
          </table:table-cell>
          <table:table-cell/>
        </table:table-row>
        <table:table-row table:style-name="ro1">
          <table:table-cell office:value-type="string">
            <text:p>Personal Taxes</text:p>
          </table:table-cell>
          <table:table-cell office:value-type="string">
            <text:p>Law &amp; Government</text:p>
          </table:table-cell>
          <table:table-cell/>
        </table:table-row>
        <table:table-row table:style-name="ro1">
          <table:table-cell office:value-type="string">
            <text:p>Pet Health</text:p>
          </table:table-cell>
          <table:table-cell office:value-type="string">
            <text:p>Hobbies &amp; Leisure</text:p>
          </table:table-cell>
          <table:table-cell/>
        </table:table-row>
        <table:table-row table:style-name="ro1">
          <table:table-cell office:value-type="string">
            <text:p>Pets</text:p>
          </table:table-cell>
          <table:table-cell office:value-type="string">
            <text:p>Hobbies &amp; Leisure</text:p>
          </table:table-cell>
          <table:table-cell/>
        </table:table-row>
        <table:table-row table:style-name="ro1">
          <table:table-cell office:value-type="string">
            <text:p>Pharmaceuticals &amp; Drug Trials</text:p>
          </table:table-cell>
          <table:table-cell office:value-type="string">
            <text:p>Health</text:p>
          </table:table-cell>
          <table:table-cell/>
        </table:table-row>
        <table:table-row table:style-name="ro1">
          <table:table-cell office:value-type="string">
            <text:p>Politics &amp; Government</text:p>
          </table:table-cell>
          <table:table-cell office:value-type="string">
            <text:p>Law &amp; Government</text:p>
          </table:table-cell>
          <table:table-cell/>
        </table:table-row>
        <table:table-row table:style-name="ro1">
          <table:table-cell office:value-type="string">
            <text:p>Politics &amp; Government Events</text:p>
          </table:table-cell>
          <table:table-cell office:value-type="string">
            <text:p>Law &amp; Government</text:p>
          </table:table-cell>
          <table:table-cell/>
        </table:table-row>
        <table:table-row table:style-name="ro1">
          <table:table-cell office:value-type="string">
            <text:p>Pregnancy</text:p>
          </table:table-cell>
          <table:table-cell office:value-type="string">
            <text:p>Health</text:p>
          </table:table-cell>
          <table:table-cell/>
        </table:table-row>
        <table:table-row table:style-name="ro1">
          <table:table-cell office:value-type="string">
            <text:p>Public Health</text:p>
          </table:table-cell>
          <table:table-cell office:value-type="string">
            <text:p>Health</text:p>
          </table:table-cell>
          <table:table-cell/>
        </table:table-row>
        <table:table-row table:style-name="ro1">
          <table:table-cell table:number-columns-repeated="2" office:value-type="string">
            <text:p>Real Estate</text:p>
          </table:table-cell>
          <table:table-cell/>
        </table:table-row>
        <table:table-row table:style-name="ro1">
          <table:table-cell office:value-type="string">
            <text:p>Recipes</text:p>
          </table:table-cell>
          <table:table-cell office:value-type="string">
            <text:p>Hobbies &amp; Leisure</text:p>
          </table:table-cell>
          <table:table-cell/>
        </table:table-row>
        <table:table-row table:style-name="ro1">
          <table:table-cell office:value-type="string">
            <text:p>Recreational Watercraft</text:p>
          </table:table-cell>
          <table:table-cell office:value-type="string">
            <text:p>Sports &amp; Fitness</text:p>
          </table:table-cell>
          <table:table-cell office:value-type="string">
            <text:p>Vehicles</text:p>
          </table:table-cell>
        </table:table-row>
        <table:table-row table:style-name="ro1">
          <table:table-cell office:value-type="string">
            <text:p>Religion &amp; Beliefs</text:p>
          </table:table-cell>
          <table:table-cell office:value-type="string">
            <text:p>Family &amp; Community</text:p>
          </table:table-cell>
          <table:table-cell/>
        </table:table-row>
        <table:table-row table:style-name="ro1">
          <table:table-cell office:value-type="string">
            <text:p>Renewable Energy &amp; Energy Saving</text:p>
          </table:table-cell>
          <table:table-cell office:value-type="string">
            <text:p>Business &amp; Industrial</text:p>
          </table:table-cell>
          <table:table-cell/>
        </table:table-row>
        <table:table-row table:style-name="ro1">
          <table:table-cell office:value-type="string">
            <text:p>Rental Properties</text:p>
          </table:table-cell>
          <table:table-cell office:value-type="string">
            <text:p>Real Estate</text:p>
          </table:table-cell>
          <table:table-cell/>
        </table:table-row>
        <table:table-row table:style-name="ro1">
          <table:table-cell office:value-type="string">
            <text:p>Robots</text:p>
          </table:table-cell>
          <table:table-cell office:value-type="string">
            <text:p>Computers &amp; Consumer Electronics</text:p>
          </table:table-cell>
          <table:table-cell office:value-type="string">
            <text:p>Science</text:p>
          </table:table-cell>
        </table:table-row>
        <table:table-row table:style-name="ro1">
          <table:table-cell office:value-type="string">
            <text:p>Sailing</text:p>
          </table:table-cell>
          <table:table-cell office:value-type="string">
            <text:p>Sports &amp; Fitness</text:p>
          </table:table-cell>
          <table:table-cell office:value-type="string">
            <text:p>Travel &amp; Tourism</text:p>
          </table:table-cell>
        </table:table-row>
        <table:table-row table:style-name="ro1">
          <table:table-cell office:value-type="string">
            <text:p>Schools</text:p>
          </table:table-cell>
          <table:table-cell office:value-type="string">
            <text:p>Jobs &amp; Education</text:p>
          </table:table-cell>
          <table:table-cell/>
        </table:table-row>
        <table:table-row table:style-name="ro1">
          <table:table-cell table:number-columns-repeated="2" office:value-type="string">
            <text:p>Science</text:p>
          </table:table-cell>
          <table:table-cell/>
        </table:table-row>
        <table:table-row table:style-name="ro1">
          <table:table-cell office:value-type="string">
            <text:p>Sectors &amp; Industries</text:p>
          </table:table-cell>
          <table:table-cell office:value-type="string">
            <text:p>Business &amp; Industrial</text:p>
          </table:table-cell>
          <table:table-cell/>
        </table:table-row>
        <table:table-row table:style-name="ro1">
          <table:table-cell office:value-type="string">
            <text:p>Selling Real Estate</text:p>
          </table:table-cell>
          <table:table-cell office:value-type="string">
            <text:p>Real Estate</text:p>
          </table:table-cell>
          <table:table-cell/>
        </table:table-row>
        <table:table-row table:style-name="ro1">
          <table:table-cell office:value-type="string">
            <text:p>Shopping</text:p>
          </table:table-cell>
          <table:table-cell office:value-type="string">
            <text:p>Retailers &amp; General Merchandise</text:p>
          </table:table-cell>
          <table:table-cell/>
        </table:table-row>
        <table:table-row table:style-name="ro1">
          <table:table-cell office:value-type="string">
            <text:p>Skiing</text:p>
          </table:table-cell>
          <table:table-cell office:value-type="string">
            <text:p>Sports &amp; Fitness</text:p>
          </table:table-cell>
          <table:table-cell/>
        </table:table-row>
        <table:table-row table:style-name="ro1">
          <table:table-cell office:value-type="string">
            <text:p>Small Businesses</text:p>
          </table:table-cell>
          <table:table-cell office:value-type="string">
            <text:p>Business &amp; Industrial</text:p>
          </table:table-cell>
          <table:table-cell/>
        </table:table-row>
        <table:table-row table:style-name="ro1">
          <table:table-cell office:value-type="string">
            <text:p>Smart Phones</text:p>
          </table:table-cell>
          <table:table-cell office:value-type="string">
            <text:p>Computers &amp; Consumer Electronics</text:p>
          </table:table-cell>
          <table:table-cell/>
        </table:table-row>
        <table:table-row table:style-name="ro1">
          <table:table-cell office:value-type="string">
            <text:p>Snowboarding</text:p>
          </table:table-cell>
          <table:table-cell office:value-type="string">
            <text:p>Sports &amp; Fitness</text:p>
          </table:table-cell>
          <table:table-cell/>
        </table:table-row>
        <table:table-row table:style-name="ro1">
          <table:table-cell office:value-type="string">
            <text:p>Soccer</text:p>
          </table:table-cell>
          <table:table-cell office:value-type="string">
            <text:p>Sports &amp; Fitness</text:p>
          </table:table-cell>
          <table:table-cell/>
        </table:table-row>
        <table:table-row table:style-name="ro3">
          <table:table-cell office:value-type="string">
            <text:p>Social &amp; Online Media</text:p>
          </table:table-cell>
          <table:table-cell office:value-type="string">
            <text:p>News, Media &amp; Publications</text:p>
          </table:table-cell>
          <table:table-cell/>
        </table:table-row>
        <table:table-row table:style-name="ro1">
          <table:table-cell office:value-type="string">
            <text:p>Society &amp; Culture</text:p>
          </table:table-cell>
          <table:table-cell office:value-type="string">
            <text:p>Family &amp; Community</text:p>
          </table:table-cell>
          <table:table-cell/>
        </table:table-row>
        <table:table-row table:style-name="ro1">
          <table:table-cell office:value-type="string">
            <text:p>Society &amp; Culture Organizations</text:p>
          </table:table-cell>
          <table:table-cell office:value-type="string">
            <text:p>Family &amp; Community</text:p>
          </table:table-cell>
          <table:table-cell/>
        </table:table-row>
        <table:table-row table:style-name="ro1">
          <table:table-cell office:value-type="string">
            <text:p>Software</text:p>
          </table:table-cell>
          <table:table-cell office:value-type="string">
            <text:p>Computers &amp; Consumer Electronics</text:p>
          </table:table-cell>
          <table:table-cell/>
        </table:table-row>
        <table:table-row table:style-name="ro1">
          <table:table-cell office:value-type="string">
            <text:p>Space &amp; Astronomy</text:p>
          </table:table-cell>
          <table:table-cell office:value-type="string">
            <text:p>Science</text:p>
          </table:table-cell>
          <table:table-cell/>
        </table:table-row>
        <table:table-row table:style-name="ro1">
          <table:table-cell office:value-type="string">
            <text:p>Spaceflight</text:p>
          </table:table-cell>
          <table:table-cell office:value-type="string">
            <text:p>Science</text:p>
          </table:table-cell>
          <table:table-cell/>
        </table:table-row>
        <table:table-row table:style-name="ro1">
          <table:table-cell office:value-type="string">
            <text:p>Sports &amp; Recreation</text:p>
          </table:table-cell>
          <table:table-cell office:value-type="string">
            <text:p>Sports &amp; Fitness</text:p>
          </table:table-cell>
          <table:table-cell office:value-type="string">
            <text:p>Hobbies &amp; Leisure</text:p>
          </table:table-cell>
        </table:table-row>
        <table:table-row table:style-name="ro1">
          <table:table-cell office:value-type="string">
            <text:p>Stocks &amp; Offerings</text:p>
          </table:table-cell>
          <table:table-cell office:value-type="string">
            <text:p>Finance</text:p>
          </table:table-cell>
          <table:table-cell/>
        </table:table-row>
        <table:table-row table:style-name="ro1">
          <table:table-cell office:value-type="string">
            <text:p>Surfing</text:p>
          </table:table-cell>
          <table:table-cell office:value-type="string">
            <text:p>Sports &amp; Fitness</text:p>
          </table:table-cell>
          <table:table-cell/>
        </table:table-row>
        <table:table-row table:style-name="ro1">
          <table:table-cell office:value-type="string">
            <text:p>Tablets</text:p>
          </table:table-cell>
          <table:table-cell office:value-type="string">
            <text:p>Computers &amp; Consumer Electronics</text:p>
          </table:table-cell>
          <table:table-cell/>
        </table:table-row>
        <table:table-row table:style-name="ro1">
          <table:table-cell office:value-type="string">
            <text:p>Taxes</text:p>
          </table:table-cell>
          <table:table-cell office:value-type="string">
            <text:p>Law &amp; Government</text:p>
          </table:table-cell>
          <table:table-cell/>
        </table:table-row>
        <table:table-row table:style-name="ro1">
          <table:table-cell office:value-type="string">
            <text:p>Teaching &amp; Learning</text:p>
          </table:table-cell>
          <table:table-cell office:value-type="string">
            <text:p>Jobs &amp; Education</text:p>
          </table:table-cell>
          <table:table-cell/>
        </table:table-row>
        <table:table-row table:style-name="ro1">
          <table:table-cell office:value-type="string">
            <text:p>Technology &amp; Electronics</text:p>
          </table:table-cell>
          <table:table-cell office:value-type="string">
            <text:p>Computers &amp; Consumer Electronics</text:p>
          </table:table-cell>
          <table:table-cell/>
        </table:table-row>
        <table:table-row table:style-name="ro3">
          <table:table-cell office:value-type="string">
            <text:p>Telecommunication</text:p>
          </table:table-cell>
          <table:table-cell office:value-type="string">
            <text:p>Internet &amp; Telecom</text:p>
          </table:table-cell>
          <table:table-cell/>
        </table:table-row>
        <table:table-row table:style-name="ro1">
          <table:table-cell office:value-type="string">
            <text:p>Television</text:p>
          </table:table-cell>
          <table:table-cell office:value-type="string">
            <text:p>Computers &amp; Consumer Electronics</text:p>
          </table:table-cell>
          <table:table-cell/>
        </table:table-row>
        <table:table-row table:style-name="ro1">
          <table:table-cell office:value-type="string">
            <text:p>Tennis</text:p>
          </table:table-cell>
          <table:table-cell office:value-type="string">
            <text:p>Sports &amp; Fitness</text:p>
          </table:table-cell>
          <table:table-cell/>
        </table:table-row>
        <table:table-row table:style-name="ro1">
          <table:table-cell office:value-type="string">
            <text:p>Transportation</text:p>
          </table:table-cell>
          <table:table-cell office:value-type="string">
            <text:p>Business &amp; Industrial</text:p>
          </table:table-cell>
          <table:table-cell/>
        </table:table-row>
        <table:table-row table:style-name="ro1">
          <table:table-cell office:value-type="string">
            <text:p>Travel Accommodations</text:p>
          </table:table-cell>
          <table:table-cell office:value-type="string">
            <text:p>Travel &amp; Tourism</text:p>
          </table:table-cell>
          <table:table-cell/>
        </table:table-row>
        <table:table-row table:style-name="ro1">
          <table:table-cell office:value-type="string">
            <text:p>Travel Destinations</text:p>
          </table:table-cell>
          <table:table-cell office:value-type="string">
            <text:p>Travel &amp; Tourism</text:p>
          </table:table-cell>
          <table:table-cell/>
        </table:table-row>
        <table:table-row table:style-name="ro1">
          <table:table-cell office:value-type="string">
            <text:p>Travel Organizations</text:p>
          </table:table-cell>
          <table:table-cell office:value-type="string">
            <text:p>Travel &amp; Tourism</text:p>
          </table:table-cell>
          <table:table-cell/>
        </table:table-row>
        <table:table-row table:style-name="ro1">
          <table:table-cell table:number-columns-repeated="2" office:value-type="string">
            <text:p>Travel &amp; Tourism</text:p>
          </table:table-cell>
          <table:table-cell/>
        </table:table-row>
        <table:table-row table:style-name="ro1">
          <table:table-cell office:value-type="string">
            <text:p>Travel Transportation</text:p>
          </table:table-cell>
          <table:table-cell office:value-type="string">
            <text:p>Travel &amp; Tourism</text:p>
          </table:table-cell>
          <table:table-cell/>
        </table:table-row>
        <table:table-row table:style-name="ro1">
          <table:table-cell office:value-type="string">
            <text:p>Unrest, Conflicts &amp; War</text:p>
          </table:table-cell>
          <table:table-cell office:value-type="string">
            <text:p>Law &amp; Government</text:p>
          </table:table-cell>
          <table:table-cell/>
        </table:table-row>
        <table:table-row table:style-name="ro1">
          <table:table-cell office:value-type="string">
            <text:p>Video Games</text:p>
          </table:table-cell>
          <table:table-cell office:value-type="string">
            <text:p>Hobbies &amp; Leisure</text:p>
          </table:table-cell>
          <table:table-cell/>
        </table:table-row>
        <table:table-row table:style-name="ro1">
          <table:table-cell office:value-type="string">
            <text:p>Visual Arts</text:p>
          </table:table-cell>
          <table:table-cell office:value-type="string">
            <text:p>Arts &amp; Entertainment</text:p>
          </table:table-cell>
          <table:table-cell/>
        </table:table-row>
        <table:table-row table:style-name="ro1">
          <table:table-cell office:value-type="string">
            <text:p>Volunteering &amp; Philanthropy</text:p>
          </table:table-cell>
          <table:table-cell office:value-type="string">
            <text:p>Family &amp; Community</text:p>
          </table:table-cell>
          <table:table-cell/>
        </table:table-row>
        <table:table-row table:style-name="ro1">
          <table:table-cell office:value-type="string">
            <text:p>Water Resources</text:p>
          </table:table-cell>
          <table:table-cell office:value-type="string">
            <text:p>Science</text:p>
          </table:table-cell>
          <table:table-cell/>
        </table:table-row>
        <table:table-row table:style-name="ro1">
          <table:table-cell office:value-type="string">
            <text:p>Weather</text:p>
          </table:table-cell>
          <table:table-cell office:value-type="string">
            <text:p>News, Media &amp; Publications</text:p>
          </table:table-cell>
          <table:table-cell/>
        </table:table-row>
        <table:table-row table:style-name="ro1" table:number-rows-repeated="104841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lchemy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arts_entertainment</text:p>
          </table:table-cell>
          <table:table-cell office:value-type="string">
            <text:p>Arts &amp; Entertainment</text:p>
          </table:table-cell>
          <table:table-cell/>
        </table:table-row>
        <table:table-row table:style-name="ro1">
          <table:table-cell office:value-type="string">
            <text:p>business</text:p>
          </table:table-cell>
          <table:table-cell office:value-type="string">
            <text:p>Business &amp; Industrial</text:p>
          </table:table-cell>
          <table:table-cell/>
        </table:table-row>
        <table:table-row table:style-name="ro3">
          <table:table-cell office:value-type="string">
            <text:p>computer_internet</text:p>
          </table:table-cell>
          <table:table-cell office:value-type="string">
            <text:p>Computers &amp; Consumer Electronics</text:p>
          </table:table-cell>
          <table:table-cell office:value-type="string">
            <text:p>Internet &amp; Telecom</text:p>
          </table:table-cell>
        </table:table-row>
        <table:table-row table:style-name="ro1">
          <table:table-cell office:value-type="string">
            <text:p>culture_politics</text:p>
          </table:table-cell>
          <table:table-cell office:value-type="string">
            <text:p>Family &amp; Community</text:p>
          </table:table-cell>
          <table:table-cell/>
        </table:table-row>
        <table:table-row table:style-name="ro1">
          <table:table-cell office:value-type="string">
            <text:p>gaming</text:p>
          </table:table-cell>
          <table:table-cell office:value-type="string">
            <text:p>Hobbies &amp; Leisure</text:p>
          </table:table-cell>
          <table:table-cell/>
        </table:table-row>
        <table:table-row table:style-name="ro1">
          <table:table-cell office:value-type="string">
            <text:p>health</text:p>
          </table:table-cell>
          <table:table-cell office:value-type="string">
            <text:p>Health</text:p>
          </table:table-cell>
          <table:table-cell/>
        </table:table-row>
        <table:table-row table:style-name="ro1">
          <table:table-cell office:value-type="string">
            <text:p>law_crime</text:p>
          </table:table-cell>
          <table:table-cell office:value-type="string">
            <text:p>Law &amp; Government</text:p>
          </table:table-cell>
          <table:table-cell/>
        </table:table-row>
        <table:table-row table:style-name="ro1">
          <table:table-cell office:value-type="string">
            <text:p>recreation</text:p>
          </table:table-cell>
          <table:table-cell office:value-type="string">
            <text:p>Hobbies &amp; Leisure</text:p>
          </table:table-cell>
          <table:table-cell office:value-type="string">
            <text:p>Travel &amp; Tourism</text:p>
          </table:table-cell>
        </table:table-row>
        <table:table-row table:style-name="ro1">
          <table:table-cell office:value-type="string">
            <text:p>religion</text:p>
          </table:table-cell>
          <table:table-cell office:value-type="string">
            <text:p>Family &amp; Community</text:p>
          </table:table-cell>
          <table:table-cell/>
        </table:table-row>
        <table:table-row table:style-name="ro1">
          <table:table-cell office:value-type="string">
            <text:p>science_technology</text:p>
          </table:table-cell>
          <table:table-cell office:value-type="string">
            <text:p>Science</text:p>
          </table:table-cell>
          <table:table-cell/>
        </table:table-row>
        <table:table-row table:style-name="ro1">
          <table:table-cell office:value-type="string">
            <text:p>sports</text:p>
          </table:table-cell>
          <table:table-cell office:value-type="string">
            <text:p>Sports &amp; Fitness</text:p>
          </table:table-cell>
          <table:table-cell/>
        </table:table-row>
        <table:table-row table:style-name="ro1">
          <table:table-cell office:value-type="string">
            <text:p>weather</text:p>
          </table:table-cell>
          <table:table-cell office:value-type="string">
            <text:p>News, Media &amp; Publications</text:p>
          </table:table-cell>
          <table:table-cell/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0/00/0000</text:date>, <text:time style:data-style-name="N2" text:time-value="0000-00-00T12:41:3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veraNia </meta:initial-creator>
    <meta:creation-date>2014-04-22T12:17:42</meta:creation-date>
    <dc:date>2014-05-02T13:29:05</dc:date>
    <dc:creator>SoveraNia </dc:creator>
    <meta:editing-duration>PT3H35M22S</meta:editing-duration>
    <meta:editing-cycles>78</meta:editing-cycles>
    <meta:generator>LibreOffice/3.6$Linux_X86_64 LibreOffice_project/360m1$Build-2</meta:generator>
    <meta:document-statistic meta:table-count="3" meta:cell-count="1437" meta:object-count="0"/>
  </office:meta>
</office:document-meta>
</file>